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8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1.208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119cm"/>
    </style:style>
    <style:style style:name="co10" style:family="table-column">
      <style:table-column-properties fo:break-before="auto" style:column-width="1.471cm"/>
    </style:style>
    <style:style style:name="co11" style:family="table-column">
      <style:table-column-properties fo:break-before="auto" style:column-width="3.854cm"/>
    </style:style>
    <style:style style:name="co12" style:family="table-column">
      <style:table-column-properties fo:break-before="auto" style:column-width="4.45cm"/>
    </style:style>
    <style:style style:name="co13" style:family="table-column">
      <style:table-column-properties fo:break-before="auto" style:column-width="1.455cm"/>
    </style:style>
    <style:style style:name="co14" style:family="table-column">
      <style:table-column-properties fo:break-before="auto" style:column-width="2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b2b2b2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dddddd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=&quot;----------&gt;&quot;" style:apply-style-name="Good" style:base-cell-address="'Leere Tabelle'.B24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=&quot;----------&gt;&quot;" style:apply-style-name="Good" style:base-cell-address="'Leere Tabelle'.B24"/>
    </style:style>
    <style:style style:name="ce1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1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 style:data-style-name="N11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 style:data-style-name="N11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!=100%" style:apply-style-name="Error" style:base-cell-address="'Leere Tabelle'.D21"/>
    </style:style>
    <style:style style:name="ce21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.G24]=1)" style:apply-style-name="Good" style:base-cell-address="'Leere Tabelle'.B24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fo:background-color="#b2b2b2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74pt solid #000000" fo:background-color="#b2b2b2" style:cell-protect="none" style:print-content="tru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.G24]=1)" style:apply-style-name="Good" style:base-cell-address="'Leere Tabelle'.B24"/>
    </style:style>
    <style:style style:name="ce2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2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 style:data-style-name="N2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 style:data-style-name="N2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.G24]=1)" style:apply-style-name="Good" style:base-cell-address="'Leere Tabelle'.B24"/>
    </style:style>
    <style:style style:name="ce6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=&quot;----------&gt;&quot;" style:apply-style-name="Good" style:base-cell-address="'Beispiel Betriebssystem'.B24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=&quot;----------&gt;&quot;" style:apply-style-name="Good" style:base-cell-address="'Beispiel Betriebssystem'.B24"/>
    </style:style>
    <style:style style:name="ce71" style:family="table-cell" style:parent-style-name="Default" style:data-style-name="N11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!=100%" style:apply-style-name="Error" style:base-cell-address="'Beispiel Betriebssystem'.D21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.G24]=1)" style:apply-style-name="Good" style:base-cell-address="'Beispiel Betriebssystem'.B24"/>
    </style:style>
    <style:style style:name="ce7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.G24]=1)" style:apply-style-name="Good" style:base-cell-address="'Beispiel Betriebssystem'.B24"/>
    </style:style>
    <style:style style:name="ce74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.G24]=1)" style:apply-style-name="Good" style:base-cell-address="'Beispiel Betriebssystem'.B24"/>
    </style:style>
    <style:style style:name="ce7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=&quot;----------&gt;&quot;" style:apply-style-name="Good" style:base-cell-address="'Beispiel Auto'.B24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=&quot;----------&gt;&quot;" style:apply-style-name="Good" style:base-cell-address="'Beispiel Auto'.B24"/>
    </style:style>
    <style:style style:name="ce77" style:family="table-cell" style:parent-style-name="Default" style:data-style-name="N11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!=100%" style:apply-style-name="Error" style:base-cell-address="'Beispiel Auto'.D21"/>
    </style:style>
    <style:style style:name="ce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.G24]=1)" style:apply-style-name="Good" style:base-cell-address="'Beispiel Auto'.B24"/>
    </style:style>
    <style:style style:name="ce7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.G24]=1)" style:apply-style-name="Good" style:base-cell-address="'Beispiel Auto'.B24"/>
    </style:style>
    <style:style style:name="ce80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.G24]=1)" style:apply-style-name="Good" style:base-cell-address="'Beispiel Auto'.B24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89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20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1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Sans1" style:font-name-complex="Liberation Sans1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8pt" style:font-size-complex="8pt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ucida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ErfuellungWerte)" table:allow-empty-cell="true" table:display-list="unsorted" table:base-cell-address="'Leere Tabelle'.F6">
          <table:error-message table:message-type="stop" table:display="true"/>
        </table:content-validation>
      </table:content-validations>
      <table:table table:name="Leere Tabell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8" table:number-columns-repeated="16365" table:default-cell-style-name="ce38"/>
        <table:table-row table:style-name="ro1">
          <table:table-cell table:style-name="ce1" office:value-type="string" calcext:value-type="string">
            <text:p>Nutzwertanalyse</text:p>
          </table:table-cell>
          <table:table-cell table:number-columns-repeated="2"/>
          <table:table-cell table:style-name="ce15" office:value-type="string" calcext:value-type="string" table:number-columns-spanned="3" table:number-rows-spanned="3">
            <text:p>In allen grauen Feldern sind Änderungen möglich…</text:p>
            <text:p>(hell- oder dunkelgrau ist dabei egal)</text:p>
            <text:p>Alles andere wird automatisch berechnet…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style-name="ce1" office:value-type="string" calcext:value-type="string">
            <text:p>© Robert Johnen</text:p>
          </table:table-cell>
          <table:table-cell table:number-columns-repeated="2"/>
          <table:covered-table-cell table:number-columns-repeated="3"/>
          <table:table-cell table:number-columns-repeated="16378"/>
        </table:table-row>
        <table:table-row table:style-name="ro1">
          <table:table-cell table:style-name="ce1"/>
          <table:table-cell table:style-name="ce3" table:number-columns-repeated="2"/>
          <table:covered-table-cell table:number-columns-repeated="3" table:style-name="ce3"/>
          <table:table-cell table:style-name="ce30"/>
          <table:table-cell table:style-name="ce3" table:number-columns-repeated="2"/>
          <table:table-cell table:style-name="ce30"/>
          <table:table-cell table:style-name="ce3" table:number-columns-repeated="2"/>
          <table:table-cell table:style-name="ce30"/>
          <table:table-cell table:style-name="ce3" table:number-columns-repeated="2"/>
          <table:table-cell table:style-name="ce30"/>
          <table:table-cell table:style-name="ce3" table:number-columns-repeated="2"/>
          <table:table-cell table:style-name="ce30"/>
          <table:table-cell table:style-name="ce3" table:number-columns-repeated="16365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2" table:number-rows-spanned="1">
            <text:p>Gewichtung</text:p>
          </table:table-cell>
          <table:covered-table-cell table:style-name="ce16"/>
          <table:table-cell table:style-name="ce23" office:value-type="string" calcext:value-type="string">
            <text:p>Kandidat 1:</text:p>
          </table:table-cell>
          <table:table-cell table:style-name="ce27" table:number-columns-spanned="2" table:number-rows-spanned="1"/>
          <table:covered-table-cell table:style-name="ce31"/>
          <table:table-cell table:style-name="ce23" office:value-type="string" calcext:value-type="string">
            <text:p>Kandidat 2:</text:p>
          </table:table-cell>
          <table:table-cell table:style-name="ce27" table:number-columns-spanned="2" table:number-rows-spanned="1"/>
          <table:covered-table-cell table:style-name="ce31"/>
          <table:table-cell table:style-name="ce23" office:value-type="string" calcext:value-type="string">
            <text:p>Kandidat 3:</text:p>
          </table:table-cell>
          <table:table-cell table:style-name="ce27" table:number-columns-spanned="2" table:number-rows-spanned="1"/>
          <table:covered-table-cell table:style-name="ce31"/>
          <table:table-cell table:style-name="ce23" office:value-type="string" calcext:value-type="string">
            <text:p>Kandidat 4:</text:p>
          </table:table-cell>
          <table:table-cell table:style-name="ce27" table:number-columns-spanned="2" table:number-rows-spanned="1"/>
          <table:covered-table-cell table:style-name="ce31"/>
          <table:table-cell table:style-name="ce23" office:value-type="string" calcext:value-type="string">
            <text:p>Kandidat 5:</text:p>
          </table:table-cell>
          <table:table-cell table:style-name="ce27" table:number-columns-spanned="2" table:number-rows-spanned="1"/>
          <table:covered-table-cell table:style-name="ce31"/>
          <table:table-cell table:style-name="ce3" table:number-columns-repeated="16365"/>
        </table:table-row>
        <table:table-row table:style-name="ro1">
          <table:table-cell table:style-name="ce7" office:value-type="string" calcext:value-type="string">
            <text:p>Pos.</text:p>
          </table:table-cell>
          <table:table-cell table:style-name="ce7" office:value-type="string" calcext:value-type="string">
            <text:p>Kriterium</text:p>
          </table:table-cell>
          <table:table-cell table:style-name="ce7" office:value-type="string" calcext:value-type="string">
            <text:p>Punkte</text:p>
          </table:table-cell>
          <table:table-cell table:style-name="ce17" office:value-type="string" calcext:value-type="string">
            <text:p>in %</text:p>
          </table:table-cell>
          <table:table-cell table:style-name="ce7" office:value-type="string" calcext:value-type="string">
            <text:p>Grund</text:p>
          </table:table-cell>
          <table:table-cell table:style-name="ce7" office:value-type="string" calcext:value-type="string">
            <text:p>Erfüllung</text:p>
          </table:table-cell>
          <table:table-cell table:style-name="ce32" office:value-type="string" calcext:value-type="string">
            <office:annotation draw:style-name="gr1" draw:text-style-name="P2" svg:width="2.899cm" svg:height="1.799cm" svg:x="15.974cm" svg:y="0.306cm" draw:caption-point-x="-0.61cm" draw:caption-point-y="1.51cm">
              <dc:creator>RJ</dc:creator>
              <dc:date>2022-10-06T00:00:00</dc:date>
              <text:p text:style-name="P1"><text:span text:style-name="T1">Spalte Gewichtung multipliziert mit Bewertung</text:span></text:p>
            </office:annotation>
            <text:p>Bewertung</text:p>
          </table:table-cell>
          <table:table-cell table:style-name="ce7" office:value-type="string" calcext:value-type="string">
            <text:p>Grund</text:p>
          </table:table-cell>
          <table:table-cell table:style-name="ce7" table:formula="of:=[.F5]" office:value-type="string" office:string-value="Erfüllung" calcext:value-type="string">
            <text:p>Erfüllung</text:p>
          </table:table-cell>
          <table:table-cell table:style-name="ce32" office:value-type="string" calcext:value-type="string">
            <text:p>Bewertung</text:p>
          </table:table-cell>
          <table:table-cell table:style-name="ce7" office:value-type="string" calcext:value-type="string">
            <text:p>Grund</text:p>
          </table:table-cell>
          <table:table-cell table:style-name="ce7" table:formula="of:=[.I5]" office:value-type="string" office:string-value="Erfüllung" calcext:value-type="string">
            <text:p>Erfüllung</text:p>
          </table:table-cell>
          <table:table-cell table:style-name="ce32" office:value-type="string" calcext:value-type="string">
            <office:annotation draw:style-name="gr1" draw:text-style-name="P2" svg:width="2.899cm" svg:height="1.799cm" svg:x="31.256cm" svg:y="0.306cm" draw:caption-point-x="-0.61cm" draw:caption-point-y="1.51cm">
              <dc:creator>RJ</dc:creator>
              <dc:date>2022-10-06T00:00:00</dc:date>
              <text:p text:style-name="P1"><text:span text:style-name="T1">Spalte Gewichtung multipliziert mit Bewertung</text:span></text:p>
            </office:annotation>
            <text:p>Bewertung</text:p>
          </table:table-cell>
          <table:table-cell table:style-name="ce7" office:value-type="string" calcext:value-type="string">
            <text:p>Grund</text:p>
          </table:table-cell>
          <table:table-cell table:style-name="ce7" table:formula="of:=[.L5]" office:value-type="string" office:string-value="Erfüllung" calcext:value-type="string">
            <text:p>Erfüllung</text:p>
          </table:table-cell>
          <table:table-cell table:style-name="ce32" office:value-type="string" calcext:value-type="string">
            <office:annotation draw:style-name="gr1" draw:text-style-name="P2" svg:width="2.899cm" svg:height="1.799cm" svg:x="38.898cm" svg:y="0.306cm" draw:caption-point-x="-0.61cm" draw:caption-point-y="1.51cm">
              <dc:creator>RJ</dc:creator>
              <dc:date>2022-10-06T00:00:00</dc:date>
              <text:p text:style-name="P1"><text:span text:style-name="T1">Spalte Gewichtung multipliziert mit Bewertung</text:span></text:p>
            </office:annotation>
            <text:p>Bewertung</text:p>
          </table:table-cell>
          <table:table-cell table:style-name="ce7" office:value-type="string" calcext:value-type="string">
            <text:p>Grund</text:p>
          </table:table-cell>
          <table:table-cell table:style-name="ce7" table:formula="of:=[.O5]" office:value-type="string" office:string-value="Erfüllung" calcext:value-type="string">
            <text:p>Erfüllung</text:p>
          </table:table-cell>
          <table:table-cell table:style-name="ce32" office:value-type="string" calcext:value-type="string">
            <office:annotation draw:style-name="gr1" draw:text-style-name="P2" svg:width="2.899cm" svg:height="1.799cm" svg:x="46.539cm" svg:y="0.306cm" draw:caption-point-x="-0.61cm" draw:caption-point-y="1.51cm">
              <dc:creator>RJ</dc:creator>
              <dc:date>2022-10-06T00:00:00</dc:date>
              <text:p text:style-name="P1"><text:span text:style-name="T1">Spalte Gewichtung multipliziert mit Bewertung</text:span></text:p>
            </office:annotation>
            <text:p>Bewertung</text:p>
          </table:table-cell>
          <table:table-cell table:style-name="ce3" table:number-columns-repeated="1636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9" table:number-columns-repeated="2"/>
          <table:table-cell table:style-name="ce18" table:formula="of:=IF([.C6]=&quot;&quot;;&quot;&quot;;[.C6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6]=&quot;&quot;;&quot;&quot;;IF([.F6]*[.$D6]&gt;0;[.$D6]*[.F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6]=&quot;&quot;;&quot;&quot;;IF([.I6]*[.$D6]&gt;0;[.$D6]*[.I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6]=&quot;&quot;;&quot;&quot;;IF([.L6]*[.$D6]&gt;0;[.$D6]*[.L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6]=&quot;&quot;;&quot;&quot;;IF([.O6]*[.$D6]&gt;0;[.$D6]*[.O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6]=&quot;&quot;;&quot;&quot;;IF([.R6]*[.$D6]&gt;0;[.$D6]*[.R6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40" table:number-columns-repeated="2"/>
          <table:table-cell table:style-name="ce19" table:formula="of:=IF([.C7]=&quot;&quot;;&quot;&quot;;[.C7]/[.$C$21])">
            <text:p/>
          </table:table-cell>
          <table:table-cell table:style-name="ce25"/>
          <table:table-cell table:style-name="ce40" table:content-validation-name="val1"/>
          <table:table-cell table:style-name="ce34" table:formula="of:=IF([.$D7]=&quot;&quot;;&quot;&quot;;IF([.F7]*[.$D7]&gt;0;[.$D7]*[.F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7]=&quot;&quot;;&quot;&quot;;IF([.I7]*[.$D7]&gt;0;[.$D7]*[.I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7]=&quot;&quot;;&quot;&quot;;IF([.L7]*[.$D7]&gt;0;[.$D7]*[.L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7]=&quot;&quot;;&quot;&quot;;IF([.O7]*[.$D7]&gt;0;[.$D7]*[.O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7]=&quot;&quot;;&quot;&quot;;IF([.R7]*[.$D7]&gt;0;[.$D7]*[.R7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9" table:number-columns-repeated="2"/>
          <table:table-cell table:style-name="ce18" table:formula="of:=IF([.C8]=&quot;&quot;;&quot;&quot;;[.C8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8]=&quot;&quot;;&quot;&quot;;IF([.F8]*[.$D8]&gt;0;[.$D8]*[.F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8]=&quot;&quot;;&quot;&quot;;IF([.I8]*[.$D8]&gt;0;[.$D8]*[.I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8]=&quot;&quot;;&quot;&quot;;IF([.L8]*[.$D8]&gt;0;[.$D8]*[.L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8]=&quot;&quot;;&quot;&quot;;IF([.O8]*[.$D8]&gt;0;[.$D8]*[.O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8]=&quot;&quot;;&quot;&quot;;IF([.R8]*[.$D8]&gt;0;[.$D8]*[.R8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40" table:number-columns-repeated="2"/>
          <table:table-cell table:style-name="ce19" table:formula="of:=IF([.C9]=&quot;&quot;;&quot;&quot;;[.C9]/[.$C$21])">
            <text:p/>
          </table:table-cell>
          <table:table-cell table:style-name="ce25"/>
          <table:table-cell table:style-name="ce40" table:content-validation-name="val1"/>
          <table:table-cell table:style-name="ce34" table:formula="of:=IF([.$D9]=&quot;&quot;;&quot;&quot;;IF([.F9]*[.$D9]&gt;0;[.$D9]*[.F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9]=&quot;&quot;;&quot;&quot;;IF([.I9]*[.$D9]&gt;0;[.$D9]*[.I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9]=&quot;&quot;;&quot;&quot;;IF([.L9]*[.$D9]&gt;0;[.$D9]*[.L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9]=&quot;&quot;;&quot;&quot;;IF([.O9]*[.$D9]&gt;0;[.$D9]*[.O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9]=&quot;&quot;;&quot;&quot;;IF([.R9]*[.$D9]&gt;0;[.$D9]*[.R9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9" table:number-columns-repeated="2"/>
          <table:table-cell table:style-name="ce18" table:formula="of:=IF([.C10]=&quot;&quot;;&quot;&quot;;[.C10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0]=&quot;&quot;;&quot;&quot;;IF([.F10]*[.$D10]&gt;0;[.$D10]*[.F1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0]=&quot;&quot;;&quot;&quot;;IF([.I10]*[.$D10]&gt;0;[.$D10]*[.I1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0]=&quot;&quot;;&quot;&quot;;IF([.L10]*[.$D10]&gt;0;[.$D10]*[.L1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0]=&quot;&quot;;&quot;&quot;;IF([.O10]*[.$D10]&gt;0;[.$D10]*[.O1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0]=&quot;&quot;;&quot;&quot;;IF([.R10]*[.$D10]&gt;0;[.$D10]*[.R10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40" table:number-columns-repeated="2"/>
          <table:table-cell table:style-name="ce19" table:formula="of:=IF([.C11]=&quot;&quot;;&quot;&quot;;[.C11]/[.$C$21]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1]=&quot;&quot;;&quot;&quot;;IF([.F11]*[.$D11]&gt;0;[.$D11]*[.F11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1]=&quot;&quot;;&quot;&quot;;IF([.I11]*[.$D11]&gt;0;[.$D11]*[.I11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1]=&quot;&quot;;&quot;&quot;;IF([.L11]*[.$D11]&gt;0;[.$D11]*[.L11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1]=&quot;&quot;;&quot;&quot;;IF([.O11]*[.$D11]&gt;0;[.$D11]*[.O11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1]=&quot;&quot;;&quot;&quot;;IF([.R11]*[.$D11]&gt;0;[.$D11]*[.R11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9" table:number-columns-repeated="2"/>
          <table:table-cell table:style-name="ce18" table:formula="of:=IF([.C12]=&quot;&quot;;&quot;&quot;;[.C12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2]=&quot;&quot;;&quot;&quot;;IF([.F12]*[.$D12]&gt;0;[.$D12]*[.F12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2]=&quot;&quot;;&quot;&quot;;IF([.I12]*[.$D12]&gt;0;[.$D12]*[.I12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2]=&quot;&quot;;&quot;&quot;;IF([.L12]*[.$D12]&gt;0;[.$D12]*[.L12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2]=&quot;&quot;;&quot;&quot;;IF([.O12]*[.$D12]&gt;0;[.$D12]*[.O12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2]=&quot;&quot;;&quot;&quot;;IF([.R12]*[.$D12]&gt;0;[.$D12]*[.R12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40" table:number-columns-repeated="2"/>
          <table:table-cell table:style-name="ce19" table:formula="of:=IF([.C13]=&quot;&quot;;&quot;&quot;;[.C13]/[.$C$21]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3]=&quot;&quot;;&quot;&quot;;IF([.F13]*[.$D13]&gt;0;[.$D13]*[.F13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3]=&quot;&quot;;&quot;&quot;;IF([.I13]*[.$D13]&gt;0;[.$D13]*[.I13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3]=&quot;&quot;;&quot;&quot;;IF([.L13]*[.$D13]&gt;0;[.$D13]*[.L13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3]=&quot;&quot;;&quot;&quot;;IF([.O13]*[.$D13]&gt;0;[.$D13]*[.O13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3]=&quot;&quot;;&quot;&quot;;IF([.R13]*[.$D13]&gt;0;[.$D13]*[.R13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9" table:number-columns-repeated="2"/>
          <table:table-cell table:style-name="ce18" table:formula="of:=IF([.C14]=&quot;&quot;;&quot;&quot;;[.C14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4]=&quot;&quot;;&quot;&quot;;IF([.F14]*[.$D14]&gt;0;[.$D14]*[.F14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4]=&quot;&quot;;&quot;&quot;;IF([.I14]*[.$D14]&gt;0;[.$D14]*[.I14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4]=&quot;&quot;;&quot;&quot;;IF([.L14]*[.$D14]&gt;0;[.$D14]*[.L14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4]=&quot;&quot;;&quot;&quot;;IF([.O14]*[.$D14]&gt;0;[.$D14]*[.O14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4]=&quot;&quot;;&quot;&quot;;IF([.R14]*[.$D14]&gt;0;[.$D14]*[.R14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40" table:number-columns-repeated="2"/>
          <table:table-cell table:style-name="ce19" table:formula="of:=IF([.C15]=&quot;&quot;;&quot;&quot;;[.C15]/[.$C$21]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5]=&quot;&quot;;&quot;&quot;;IF([.F15]*[.$D15]&gt;0;[.$D15]*[.F15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5]=&quot;&quot;;&quot;&quot;;IF([.I15]*[.$D15]&gt;0;[.$D15]*[.I15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5]=&quot;&quot;;&quot;&quot;;IF([.L15]*[.$D15]&gt;0;[.$D15]*[.L15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5]=&quot;&quot;;&quot;&quot;;IF([.O15]*[.$D15]&gt;0;[.$D15]*[.O15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5]=&quot;&quot;;&quot;&quot;;IF([.R15]*[.$D15]&gt;0;[.$D15]*[.R15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9" table:number-columns-repeated="2"/>
          <table:table-cell table:style-name="ce18" table:formula="of:=IF([.C16]=&quot;&quot;;&quot;&quot;;[.C16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6]=&quot;&quot;;&quot;&quot;;IF([.F16]*[.$D16]&gt;0;[.$D16]*[.F1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6]=&quot;&quot;;&quot;&quot;;IF([.I16]*[.$D16]&gt;0;[.$D16]*[.I1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6]=&quot;&quot;;&quot;&quot;;IF([.L16]*[.$D16]&gt;0;[.$D16]*[.L1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6]=&quot;&quot;;&quot;&quot;;IF([.O16]*[.$D16]&gt;0;[.$D16]*[.O1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6]=&quot;&quot;;&quot;&quot;;IF([.R16]*[.$D16]&gt;0;[.$D16]*[.R16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40" table:number-columns-repeated="2"/>
          <table:table-cell table:style-name="ce19" table:formula="of:=IF([.C17]=&quot;&quot;;&quot;&quot;;[.C17]/[.$C$21]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7]=&quot;&quot;;&quot;&quot;;IF([.F17]*[.$D17]&gt;0;[.$D17]*[.F1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7]=&quot;&quot;;&quot;&quot;;IF([.I17]*[.$D17]&gt;0;[.$D17]*[.I1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7]=&quot;&quot;;&quot;&quot;;IF([.L17]*[.$D17]&gt;0;[.$D17]*[.L1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7]=&quot;&quot;;&quot;&quot;;IF([.O17]*[.$D17]&gt;0;[.$D17]*[.O1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7]=&quot;&quot;;&quot;&quot;;IF([.R17]*[.$D17]&gt;0;[.$D17]*[.R17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9" table:number-columns-repeated="2"/>
          <table:table-cell table:style-name="ce18" table:formula="of:=IF([.C18]=&quot;&quot;;&quot;&quot;;[.C18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F18]*[.$D18]&gt;0;[.$D18]*[.F1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I18]*[.$D18]&gt;0;[.$D18]*[.I1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L18]*[.$D18]&gt;0;[.$D18]*[.L1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O18]*[.$D18]&gt;0;[.$D18]*[.O1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R18]*[.$D18]&gt;0;[.$D18]*[.R18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40" table:number-columns-repeated="2"/>
          <table:table-cell table:style-name="ce19" table:formula="of:=IF([.C19]=&quot;&quot;;&quot;&quot;;[.C19]/[.$C$21]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F19]*[.$D19]&gt;0;[.$D19]*[.F1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I19]*[.$D19]&gt;0;[.$D19]*[.I1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L19]*[.$D19]&gt;0;[.$D19]*[.L1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O19]*[.$D19]&gt;0;[.$D19]*[.O1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R19]*[.$D19]&gt;0;[.$D19]*[.R19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9" table:number-columns-repeated="2"/>
          <table:table-cell table:style-name="ce18" table:formula="of:=IF([.C20]=&quot;&quot;;&quot;&quot;;[.C20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F20]*[.$D20]&gt;0;[.$D20]*[.F2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I20]*[.$D20]&gt;0;[.$D20]*[.I2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L20]*[.$D20]&gt;0;[.$D20]*[.L2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O20]*[.$D20]&gt;0;[.$D20]*[.O2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R20]*[.$D20]&gt;0;[.$D20]*[.R20];&quot;&quot;))">
            <text:p/>
          </table:table-cell>
          <table:table-cell table:number-columns-repeated="16365"/>
        </table:table-row>
        <table:table-row table:style-name="ro2">
          <table:table-cell/>
          <table:table-cell table:style-name="ce10" office:value-type="string" calcext:value-type="string">
            <text:p><text:span text:style-name="T2">∑ </text:span>Gewichtung:</text:p>
          </table:table-cell>
          <table:table-cell table:style-name="ce14" table:formula="of:=IF(SUM([.C6:.C20])&gt;0;SUM([.C6:.C20]);&quot;&quot;)">
            <text:p/>
          </table:table-cell>
          <table:table-cell table:style-name="ce20" table:formula="of:=IF(SUM([.D6:.D20])=0;&quot;&quot;;SUM([.D6:.D20]))">
            <text:p/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G6:.G20])=0;&quot;&quot;;SUM([.G6:.G20]))">
            <text:p/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J6:.J20])=0;&quot;&quot;;SUM([.J6:.J20]))">
            <text:p/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M6:.M20])=0;&quot;&quot;;SUM([.M6:.M20]))">
            <text:p/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P6:.P20])=0;&quot;&quot;;SUM([.P6:.P20]))">
            <text:p/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S6:.S20])=0;&quot;&quot;;SUM([.S6:.S20]))">
            <text:p/>
          </table:table-cell>
          <table:table-cell table:style-name="ce3" table:number-columns-repeated="16365"/>
        </table:table-row>
        <table:table-row table:style-name="ro1">
          <table:table-cell table:style-name="ce6"/>
          <table:table-cell table:style-name="ce11" table:number-columns-repeated="2"/>
          <table:table-cell table:number-columns-repeated="16381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and the Winner is:</text:p>
          </table:table-cell>
          <table:covered-table-cell table:style-name="Default"/>
          <table:table-cell table:style-name="ce21" office:value-type="string" calcext:value-type="string" table:number-columns-spanned="2" table:number-rows-spanned="1">
            <text:p>Kandidat</text:p>
          </table:table-cell>
          <table:covered-table-cell table:style-name="ce7"/>
          <table:table-cell table:style-name="ce7" office:value-type="string" calcext:value-type="string">
            <text:p><text:span text:style-name="T4">∑ </text:span><text:span text:style-name="T5">Bewertung:</text:span></text:p>
          </table:table-cell>
          <table:table-cell table:style-name="ce32" office:value-type="string" calcext:value-type="string">
            <text:p>Rang</text:p>
          </table:table-cell>
          <table:table-cell table:style-name="Default" table:number-columns-repeated="4"/>
          <table:table-cell table:style-name="ce29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12" table:formula="of:=IF([.G24]=1;&quot;----------&gt;&quot;;&quot;&quot;)" table:number-columns-spanned="2" table:number-rows-spanned="1">
            <text:p/>
          </table:table-cell>
          <table:covered-table-cell table:style-name="Default"/>
          <table:table-cell table:style-name="ce22" office:value-type="float" office:value="1" calcext:value-type="float">
            <text:p>1</text:p>
          </table:table-cell>
          <table:table-cell table:style-name="ce22" table:formula="of:=IF([.F$4]=&quot;&quot;;&quot;&quot;;[.F$4])">
            <text:p/>
          </table:table-cell>
          <table:table-cell table:style-name="ce28" table:formula="of:=IF([.G$21]=&quot;&quot;;&quot;&quot;;[.G$21])">
            <text:p/>
          </table:table-cell>
          <table:table-cell table:style-name="ce36" table:formula="of:=IF([.E24]=&quot;&quot;;&quot;&quot;;RANK([.F24];[.$F$24:.$F$28];0))">
            <text:p/>
          </table:table-cell>
          <table:table-cell table:style-name="Default" table:number-columns-repeated="4"/>
          <table:table-cell table:style-name="ce29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13" table:formula="of:=IF([.G25]=1;&quot;----------&gt;&quot;;&quot;&quot;)" table:number-columns-spanned="2" table:number-rows-spanned="1">
            <text:p/>
          </table:table-cell>
          <table:covered-table-cell table:style-name="Default"/>
          <table:table-cell table:style-name="ce22" office:value-type="float" office:value="2" calcext:value-type="float">
            <text:p>2</text:p>
          </table:table-cell>
          <table:table-cell table:style-name="ce22" table:formula="of:=IF([.I$4]=&quot;&quot;;&quot;&quot;;[.I$4])">
            <text:p/>
          </table:table-cell>
          <table:table-cell table:style-name="ce28" table:formula="of:=IF([.J$21]=&quot;&quot;;&quot;&quot;;[.J$21])">
            <text:p/>
          </table:table-cell>
          <table:table-cell table:style-name="ce36" table:formula="of:=IF([.E25]=&quot;&quot;;&quot;&quot;;RANK([.F25];[.$F$24:.$F$28];0))">
            <text:p/>
          </table:table-cell>
          <table:table-cell table:style-name="Default" table:number-columns-repeated="4"/>
          <table:table-cell table:style-name="ce29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13" table:formula="of:=IF([.G26]=1;&quot;----------&gt;&quot;;&quot;&quot;)" table:number-columns-spanned="2" table:number-rows-spanned="1">
            <text:p/>
          </table:table-cell>
          <table:covered-table-cell table:style-name="Default"/>
          <table:table-cell table:style-name="ce22" office:value-type="float" office:value="3" calcext:value-type="float">
            <text:p>3</text:p>
          </table:table-cell>
          <table:table-cell table:style-name="ce22" table:formula="of:=IF([.L$4]=&quot;&quot;;&quot;&quot;;[.L$4])">
            <text:p/>
          </table:table-cell>
          <table:table-cell table:style-name="ce28" table:formula="of:=IF([.M$21]=&quot;&quot;;&quot;&quot;;[.M$21])">
            <text:p/>
          </table:table-cell>
          <table:table-cell table:style-name="ce36" table:formula="of:=IF([.E26]=&quot;&quot;;&quot;&quot;;RANK([.F26];[.$F$24:.$F$28];0))">
            <text:p/>
          </table:table-cell>
          <table:table-cell table:style-name="Default" table:number-columns-repeated="4"/>
          <table:table-cell table:style-name="ce29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13" table:formula="of:=IF([.G27]=1;&quot;----------&gt;&quot;;&quot;&quot;)" table:number-columns-spanned="2" table:number-rows-spanned="1">
            <text:p/>
          </table:table-cell>
          <table:covered-table-cell table:style-name="Default"/>
          <table:table-cell table:style-name="ce22" office:value-type="float" office:value="4" calcext:value-type="float">
            <text:p>4</text:p>
          </table:table-cell>
          <table:table-cell table:style-name="ce22" table:formula="of:=IF([.O$4]=&quot;&quot;;&quot;&quot;;[.O$4])">
            <text:p/>
          </table:table-cell>
          <table:table-cell table:style-name="ce28" table:formula="of:=IF([.P$21]=&quot;&quot;;&quot;&quot;;[.P$21])">
            <text:p/>
          </table:table-cell>
          <table:table-cell table:style-name="ce36" table:formula="of:=IF([.E27]=&quot;&quot;;&quot;&quot;;RANK([.F27];[.$F$24:.$F$28];0))">
            <text:p/>
          </table:table-cell>
          <table:table-cell table:style-name="Default" table:number-columns-repeated="4"/>
          <table:table-cell table:style-name="ce29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13" table:formula="of:=IF([.G28]=1;&quot;----------&gt;&quot;;&quot;&quot;)" table:number-columns-spanned="2" table:number-rows-spanned="1">
            <text:p/>
          </table:table-cell>
          <table:covered-table-cell table:style-name="Default"/>
          <table:table-cell table:style-name="ce22" office:value-type="float" office:value="5" calcext:value-type="float">
            <text:p>5</text:p>
          </table:table-cell>
          <table:table-cell table:style-name="ce22" table:formula="of:=IF([.R$4]=&quot;&quot;;&quot;&quot;;[.R$4])">
            <text:p/>
          </table:table-cell>
          <table:table-cell table:style-name="ce28" table:formula="of:=IF([.S$21]=&quot;&quot;;&quot;&quot;;[.S$21])">
            <text:p/>
          </table:table-cell>
          <table:table-cell table:style-name="ce36" table:formula="of:=IF([.E28]=&quot;&quot;;&quot;&quot;;RANK([.F28];[.$F$24:.$F$28];0))">
            <text:p/>
          </table:table-cell>
          <table:table-cell table:style-name="Default" table:number-columns-repeated="4"/>
          <table:table-cell table:style-name="ce29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Leere Tabelle'.B24:'Leere Tabelle'.B28">
            <calcext:condition calcext:apply-style-name="Good" calcext:value="=&quot;----------&gt;&quot;" calcext:base-cell-address="'Leere Tabelle'.B24"/>
          </calcext:conditional-format>
          <calcext:conditional-format calcext:target-range-address="'Leere Tabelle'.B24:'Leere Tabelle'.B28 'Leere Tabelle'.D24:'Leere Tabelle'.G28">
            <calcext:condition calcext:apply-style-name="Good" calcext:value="formula-is([.G24]=1)" calcext:base-cell-address="'Leere Tabelle'.B24"/>
          </calcext:conditional-format>
          <calcext:conditional-format calcext:target-range-address="'Leere Tabelle'.D21:'Leere Tabelle'.D21">
            <calcext:condition calcext:apply-style-name="Error" calcext:value="!=100%" calcext:base-cell-address="'Leere Tabelle'.D21"/>
          </calcext:conditional-format>
        </calcext:conditional-formats>
      </table:table>
      <table:table table:name="Beispiel Betriebssystem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9" table:default-cell-style-name="ce38"/>
        <table:table-column table:style-name="co3" table:default-cell-style-name="ce38"/>
        <table:table-column table:style-name="co10" table:default-cell-style-name="ce38"/>
        <table:table-column table:style-name="co11" table:default-cell-style-name="ce38"/>
        <table:table-column table:style-name="co6" table:default-cell-style-name="ce38"/>
        <table:table-column table:style-name="co7" table:default-cell-style-name="ce29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8" table:number-columns-repeated="16365" table:default-cell-style-name="ce38"/>
        <table:table-row table:style-name="ro1">
          <table:table-cell table:style-name="ce1" office:value-type="string" calcext:value-type="string">
            <text:p>Nutzwertanalyse</text:p>
          </table:table-cell>
          <table:table-cell table:number-columns-repeated="2"/>
          <table:table-cell table:style-name="ce15" office:value-type="string" calcext:value-type="string" table:number-columns-spanned="3" table:number-rows-spanned="3">
            <text:p>In allen grauen Feldern sind Änderungen möglich…</text:p>
            <text:p>(hell- oder dunkelgrau ist dabei egal)</text:p>
            <text:p>Alles andere wird automatisch berechnet…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style-name="ce1" office:value-type="string" calcext:value-type="string">
            <text:p>© Robert Johnen</text:p>
          </table:table-cell>
          <table:table-cell table:number-columns-repeated="2"/>
          <table:covered-table-cell table:number-columns-repeated="3"/>
          <table:table-cell table:number-columns-repeated="16378"/>
        </table:table-row>
        <table:table-row table:style-name="ro1">
          <table:table-cell table:style-name="ce1"/>
          <table:table-cell table:style-name="ce3" table:number-columns-repeated="2"/>
          <table:covered-table-cell table:number-columns-repeated="3" table:style-name="ce3"/>
          <table:table-cell table:style-name="ce30"/>
          <table:table-cell table:style-name="ce3" table:number-columns-repeated="2"/>
          <table:table-cell table:style-name="ce30"/>
          <table:table-cell table:style-name="ce3" table:number-columns-repeated="2"/>
          <table:table-cell table:style-name="ce30"/>
          <table:table-cell table:style-name="ce3" table:number-columns-repeated="2"/>
          <table:table-cell table:style-name="ce30"/>
          <table:table-cell table:style-name="ce3" table:number-columns-repeated="2"/>
          <table:table-cell table:style-name="ce30"/>
          <table:table-cell table:style-name="ce3" table:number-columns-repeated="16365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2" table:number-rows-spanned="1">
            <text:p>Gewichtung</text:p>
          </table:table-cell>
          <table:covered-table-cell table:style-name="ce16"/>
          <table:table-cell table:style-name="ce23" office:value-type="string" calcext:value-type="string">
            <text:p>Kandidat 1:</text:p>
          </table:table-cell>
          <table:table-cell table:style-name="ce27" office:value-type="string" calcext:value-type="string" table:number-columns-spanned="2" table:number-rows-spanned="1">
            <text:p>OS-Tumbleweed</text:p>
          </table:table-cell>
          <table:covered-table-cell table:style-name="ce31"/>
          <table:table-cell table:style-name="ce23" office:value-type="string" calcext:value-type="string">
            <text:p>Kandidat 2:</text:p>
          </table:table-cell>
          <table:table-cell table:style-name="ce27" office:value-type="string" calcext:value-type="string" table:number-columns-spanned="2" table:number-rows-spanned="1">
            <text:p>OS-Leap</text:p>
          </table:table-cell>
          <table:covered-table-cell table:style-name="ce31"/>
          <table:table-cell table:style-name="ce23" office:value-type="string" calcext:value-type="string">
            <text:p>Kandidat 3:</text:p>
          </table:table-cell>
          <table:table-cell table:style-name="ce27" office:value-type="string" calcext:value-type="string" table:number-columns-spanned="2" table:number-rows-spanned="1">
            <text:p>Debian SID</text:p>
          </table:table-cell>
          <table:covered-table-cell table:style-name="ce31"/>
          <table:table-cell table:style-name="ce23" office:value-type="string" calcext:value-type="string">
            <text:p>Kandidat 4:</text:p>
          </table:table-cell>
          <table:table-cell table:style-name="ce27" office:value-type="string" calcext:value-type="string" table:number-columns-spanned="2" table:number-rows-spanned="1">
            <text:p>Debian Stable</text:p>
          </table:table-cell>
          <table:covered-table-cell table:style-name="ce31"/>
          <table:table-cell table:style-name="ce23" office:value-type="string" calcext:value-type="string">
            <text:p>Kandidat 5:</text:p>
          </table:table-cell>
          <table:table-cell table:style-name="ce27" office:value-type="string" calcext:value-type="string" table:number-columns-spanned="2" table:number-rows-spanned="1">
            <text:p>Windows</text:p>
          </table:table-cell>
          <table:covered-table-cell table:style-name="ce31"/>
          <table:table-cell table:style-name="ce3" table:number-columns-repeated="16365"/>
        </table:table-row>
        <table:table-row table:style-name="ro1">
          <table:table-cell table:style-name="ce7" office:value-type="string" calcext:value-type="string">
            <text:p>Pos.</text:p>
          </table:table-cell>
          <table:table-cell table:style-name="ce7" office:value-type="string" calcext:value-type="string">
            <text:p>Kriterium</text:p>
          </table:table-cell>
          <table:table-cell table:style-name="ce7" office:value-type="string" calcext:value-type="string">
            <text:p>Punkte</text:p>
          </table:table-cell>
          <table:table-cell table:style-name="ce17" office:value-type="string" calcext:value-type="string">
            <text:p>in %</text:p>
          </table:table-cell>
          <table:table-cell table:style-name="ce7" office:value-type="string" calcext:value-type="string">
            <text:p>Grund</text:p>
          </table:table-cell>
          <table:table-cell table:style-name="ce7" office:value-type="string" calcext:value-type="string">
            <office:annotation draw:style-name="gr2" draw:text-style-name="P4" svg:width="2.899cm" svg:height="2.091cm" svg:x="14.129cm" svg:y="0.306cm" draw:caption-point-x="-0.61cm" draw:caption-point-y="1.51cm">
              <dc:creator>RJ</dc:creator>
              <dc:date>2022-10-06T00:00:00</dc:date>
              <text:p text:style-name="P3"><text:span text:style-name="T1">Max: 10</text:span></text:p>
              <text:p text:style-name="P3"><text:span text:style-name="T1">(Kriterium komplett erfüllt)</text:span></text:p>
              <text:p text:style-name="P3"><text:span text:style-name="T1">Min: 0</text:span></text:p>
              <text:p text:style-name="P3"><text:span text:style-name="T1">(Kriterium garnicht erfüllt)</text:span></text:p>
            </office:annotation>
            <text:p>Erfüllung</text:p>
          </table:table-cell>
          <table:table-cell table:style-name="ce32" office:value-type="string" calcext:value-type="string">
            <office:annotation draw:style-name="gr1" draw:text-style-name="P2" svg:width="2.899cm" svg:height="1.799cm" svg:x="15.849cm" svg:y="0.306cm" draw:caption-point-x="-0.61cm" draw:caption-point-y="1.51cm">
              <dc:creator>RJ</dc:creator>
              <dc:date>2022-10-06T00:00:00</dc:date>
              <text:p text:style-name="P1"><text:span text:style-name="T1">Spalte Gewichtung multipliziert mit Bewertung</text:span></text:p>
            </office:annotation>
            <text:p>Bewertung</text:p>
          </table:table-cell>
          <table:table-cell table:style-name="ce7" office:value-type="string" calcext:value-type="string">
            <text:p>Grund</text:p>
          </table:table-cell>
          <table:table-cell table:style-name="ce7" table:formula="of:=[.F5]" office:value-type="string" office:string-value="Erfüllung" calcext:value-type="string">
            <text:p>Erfüllung</text:p>
          </table:table-cell>
          <table:table-cell table:style-name="ce32" office:value-type="string" calcext:value-type="string">
            <text:p>Bewertung</text:p>
          </table:table-cell>
          <table:table-cell table:style-name="ce7" office:value-type="string" calcext:value-type="string">
            <text:p>Grund</text:p>
          </table:table-cell>
          <table:table-cell table:style-name="ce7" table:formula="of:=[.I5]" office:value-type="string" office:string-value="Erfüllung" calcext:value-type="string">
            <text:p>Erfüllung</text:p>
          </table:table-cell>
          <table:table-cell table:style-name="ce32" office:value-type="string" calcext:value-type="string">
            <office:annotation draw:style-name="gr1" draw:text-style-name="P2" svg:width="2.899cm" svg:height="1.799cm" svg:x="31.131cm" svg:y="0.306cm" draw:caption-point-x="-0.61cm" draw:caption-point-y="1.51cm">
              <dc:creator>RJ</dc:creator>
              <dc:date>2022-10-06T00:00:00</dc:date>
              <text:p text:style-name="P1"><text:span text:style-name="T1">Spalte Gewichtung multipliziert mit Bewertung</text:span></text:p>
            </office:annotation>
            <text:p>Bewertung</text:p>
          </table:table-cell>
          <table:table-cell table:style-name="ce7" office:value-type="string" calcext:value-type="string">
            <text:p>Grund</text:p>
          </table:table-cell>
          <table:table-cell table:style-name="ce7" table:formula="of:=[.L5]" office:value-type="string" office:string-value="Erfüllung" calcext:value-type="string">
            <text:p>Erfüllung</text:p>
          </table:table-cell>
          <table:table-cell table:style-name="ce32" office:value-type="string" calcext:value-type="string">
            <office:annotation draw:style-name="gr1" draw:text-style-name="P2" svg:width="2.899cm" svg:height="1.799cm" svg:x="38.772cm" svg:y="0.306cm" draw:caption-point-x="-0.61cm" draw:caption-point-y="1.51cm">
              <dc:creator>RJ</dc:creator>
              <dc:date>2022-10-06T00:00:00</dc:date>
              <text:p text:style-name="P1"><text:span text:style-name="T1">Spalte Gewichtung multipliziert mit Bewertung</text:span></text:p>
            </office:annotation>
            <text:p>Bewertung</text:p>
          </table:table-cell>
          <table:table-cell table:style-name="ce7" office:value-type="string" calcext:value-type="string">
            <text:p>Grund</text:p>
          </table:table-cell>
          <table:table-cell table:style-name="ce7" table:formula="of:=[.O5]" office:value-type="string" office:string-value="Erfüllung" calcext:value-type="string">
            <text:p>Erfüllung</text:p>
          </table:table-cell>
          <table:table-cell table:style-name="ce32" office:value-type="string" calcext:value-type="string">
            <office:annotation draw:style-name="gr1" draw:text-style-name="P2" svg:width="2.899cm" svg:height="1.799cm" svg:x="46.413cm" svg:y="0.306cm" draw:caption-point-x="-0.61cm" draw:caption-point-y="1.51cm">
              <dc:creator>RJ</dc:creator>
              <dc:date>2022-10-06T00:00:00</dc:date>
              <text:p text:style-name="P1"><text:span text:style-name="T1">Spalte Gewichtung multipliziert mit Bewertung</text:span></text:p>
            </office:annotation>
            <text:p>Bewertung</text:p>
          </table:table-cell>
          <table:table-cell table:style-name="ce3" table:number-columns-repeated="1636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9" office:value-type="string" calcext:value-type="string">
            <text:p>Stabilität</text:p>
          </table:table-cell>
          <table:table-cell table:style-name="ce39" office:value-type="float" office:value="100" calcext:value-type="float">
            <text:p>100</text:p>
          </table:table-cell>
          <table:table-cell table:style-name="ce18" table:formula="of:=IF([.C6]=&quot;&quot;;&quot;&quot;;[.C6]/[.$C$21])" office:value-type="percentage" office:value="0.173913043478261" calcext:value-type="percentage">
            <text:p>17,39 %</text:p>
          </table:table-cell>
          <table:table-cell table:style-name="ce24" office:value-type="string" calcext:value-type="string">
            <text:p>Rolling Release</text:p>
          </table:table-cell>
          <table:table-cell table:style-name="ce39" table:content-validation-name="val1" office:value-type="float" office:value="7" calcext:value-type="float">
            <text:p>7</text:p>
          </table:table-cell>
          <table:table-cell table:style-name="ce33" table:formula="of:=IF([.$D6]=&quot;&quot;;&quot;&quot;;IF([.F6]*[.$D6]&gt;0;[.$D6]*[.F6];&quot;&quot;))" office:value-type="float" office:value="1.21739130434783" calcext:value-type="float">
            <text:p>1,22</text:p>
          </table:table-cell>
          <table:table-cell table:style-name="ce24" office:value-type="string" calcext:value-type="string">
            <text:p>Stable</text:p>
          </table:table-cell>
          <table:table-cell table:style-name="ce39" table:content-validation-name="val1" office:value-type="float" office:value="9" calcext:value-type="float">
            <text:p>9</text:p>
          </table:table-cell>
          <table:table-cell table:style-name="ce33" table:formula="of:=IF([.$D6]=&quot;&quot;;&quot;&quot;;IF([.I6]*[.$D6]&gt;0;[.$D6]*[.I6];&quot;&quot;))" office:value-type="float" office:value="1.56521739130435" calcext:value-type="float">
            <text:p>1,57</text:p>
          </table:table-cell>
          <table:table-cell table:style-name="ce24" office:value-type="string" calcext:value-type="string">
            <text:p>keine Ahnung</text:p>
          </table:table-cell>
          <table:table-cell table:style-name="ce39" table:content-validation-name="val1" office:value-type="float" office:value="2" calcext:value-type="float">
            <text:p>2</text:p>
          </table:table-cell>
          <table:table-cell table:style-name="ce33" table:formula="of:=IF([.$D6]=&quot;&quot;;&quot;&quot;;IF([.L6]*[.$D6]&gt;0;[.$D6]*[.L6];&quot;&quot;))" office:value-type="float" office:value="0.347826086956522" calcext:value-type="float">
            <text:p>0,35</text:p>
          </table:table-cell>
          <table:table-cell table:style-name="ce24" office:value-type="string" calcext:value-type="string">
            <text:p>keine Ahnung</text:p>
          </table:table-cell>
          <table:table-cell table:style-name="ce39" table:content-validation-name="val1" office:value-type="float" office:value="9" calcext:value-type="float">
            <text:p>9</text:p>
          </table:table-cell>
          <table:table-cell table:style-name="ce33" table:formula="of:=IF([.$D6]=&quot;&quot;;&quot;&quot;;IF([.O6]*[.$D6]&gt;0;[.$D6]*[.O6];&quot;&quot;))" office:value-type="float" office:value="1.56521739130435" calcext:value-type="float">
            <text:p>1,57</text:p>
          </table:table-cell>
          <table:table-cell table:style-name="ce24"/>
          <table:table-cell table:style-name="ce39" table:content-validation-name="val1" office:value-type="float" office:value="9" calcext:value-type="float">
            <text:p>9</text:p>
          </table:table-cell>
          <table:table-cell table:style-name="ce33" table:formula="of:=IF([.$D6]=&quot;&quot;;&quot;&quot;;IF([.R6]*[.$D6]&gt;0;[.$D6]*[.R6];&quot;&quot;))" office:value-type="float" office:value="1.56521739130435" calcext:value-type="float">
            <text:p>1,57</text:p>
          </table:table-cell>
          <table:table-cell table:number-columns-repeated="1636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40" office:value-type="string" calcext:value-type="string">
            <text:p>Aktualität</text:p>
          </table:table-cell>
          <table:table-cell table:style-name="ce40" office:value-type="float" office:value="100" calcext:value-type="float">
            <text:p>100</text:p>
          </table:table-cell>
          <table:table-cell table:style-name="ce19" table:formula="of:=IF([.C7]=&quot;&quot;;&quot;&quot;;[.C7]/[.$C$21])" office:value-type="percentage" office:value="0.173913043478261" calcext:value-type="percentage">
            <text:p>17,39 %</text:p>
          </table:table-cell>
          <table:table-cell table:style-name="ce25" office:value-type="string" calcext:value-type="string">
            <text:p>Rolling Release</text:p>
          </table:table-cell>
          <table:table-cell table:style-name="ce40" table:content-validation-name="val1" office:value-type="float" office:value="7" calcext:value-type="float">
            <text:p>7</text:p>
          </table:table-cell>
          <table:table-cell table:style-name="ce34" table:formula="of:=IF([.$D7]=&quot;&quot;;&quot;&quot;;IF([.F7]*[.$D7]&gt;0;[.$D7]*[.F7];&quot;&quot;))" office:value-type="float" office:value="1.21739130434783" calcext:value-type="float">
            <text:p>1,22</text:p>
          </table:table-cell>
          <table:table-cell table:style-name="ce25" office:value-type="string" calcext:value-type="string">
            <text:p>weil Stable</text:p>
          </table:table-cell>
          <table:table-cell table:style-name="ce40" table:content-validation-name="val1" office:value-type="float" office:value="3" calcext:value-type="float">
            <text:p>3</text:p>
          </table:table-cell>
          <table:table-cell table:style-name="ce34" table:formula="of:=IF([.$D7]=&quot;&quot;;&quot;&quot;;IF([.I7]*[.$D7]&gt;0;[.$D7]*[.I7];&quot;&quot;))" office:value-type="float" office:value="0.521739130434783" calcext:value-type="float">
            <text:p>0,52</text:p>
          </table:table-cell>
          <table:table-cell table:style-name="ce25" office:value-type="string" calcext:value-type="string">
            <text:p>keine Ahnung</text:p>
          </table:table-cell>
          <table:table-cell table:style-name="ce40" table:content-validation-name="val1" office:value-type="float" office:value="9" calcext:value-type="float">
            <text:p>9</text:p>
          </table:table-cell>
          <table:table-cell table:style-name="ce34" table:formula="of:=IF([.$D7]=&quot;&quot;;&quot;&quot;;IF([.L7]*[.$D7]&gt;0;[.$D7]*[.L7];&quot;&quot;))" office:value-type="float" office:value="1.56521739130435" calcext:value-type="float">
            <text:p>1,57</text:p>
          </table:table-cell>
          <table:table-cell table:style-name="ce25" office:value-type="string" calcext:value-type="string">
            <text:p>keine Ahnung</text:p>
          </table:table-cell>
          <table:table-cell table:style-name="ce40" table:content-validation-name="val1" office:value-type="float" office:value="1" calcext:value-type="float">
            <text:p>1</text:p>
          </table:table-cell>
          <table:table-cell table:style-name="ce34" table:formula="of:=IF([.$D7]=&quot;&quot;;&quot;&quot;;IF([.O7]*[.$D7]&gt;0;[.$D7]*[.O7];&quot;&quot;))" office:value-type="float" office:value="0.173913043478261" calcext:value-type="float">
            <text:p>0,17</text:p>
          </table:table-cell>
          <table:table-cell table:style-name="ce25"/>
          <table:table-cell table:style-name="ce40" table:content-validation-name="val1" office:value-type="float" office:value="6" calcext:value-type="float">
            <text:p>6</text:p>
          </table:table-cell>
          <table:table-cell table:style-name="ce34" table:formula="of:=IF([.$D7]=&quot;&quot;;&quot;&quot;;IF([.R7]*[.$D7]&gt;0;[.$D7]*[.R7];&quot;&quot;))" office:value-type="float" office:value="1.04347826086957" calcext:value-type="float">
            <text:p>1,04</text:p>
          </table:table-cell>
          <table:table-cell table:number-columns-repeated="1636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9" office:value-type="string" calcext:value-type="string">
            <text:p>breite User-Base</text:p>
          </table:table-cell>
          <table:table-cell table:style-name="ce39" office:value-type="float" office:value="20" calcext:value-type="float">
            <text:p>20</text:p>
          </table:table-cell>
          <table:table-cell table:style-name="ce18" table:formula="of:=IF([.C8]=&quot;&quot;;&quot;&quot;;[.C8]/[.$C$21])" office:value-type="percentage" office:value="0.0347826086956522" calcext:value-type="percentage">
            <text:p>3,48 %</text:p>
          </table:table-cell>
          <table:table-cell table:style-name="ce24"/>
          <table:table-cell table:style-name="ce39" table:content-validation-name="val1" office:value-type="float" office:value="8" calcext:value-type="float">
            <text:p>8</text:p>
          </table:table-cell>
          <table:table-cell table:style-name="ce33" table:formula="of:=IF([.$D8]=&quot;&quot;;&quot;&quot;;IF([.F8]*[.$D8]&gt;0;[.$D8]*[.F8];&quot;&quot;))" office:value-type="float" office:value="0.278260869565217" calcext:value-type="float">
            <text:p>0,28</text:p>
          </table:table-cell>
          <table:table-cell table:style-name="ce24"/>
          <table:table-cell table:style-name="ce39" table:content-validation-name="val1" office:value-type="float" office:value="4" calcext:value-type="float">
            <text:p>4</text:p>
          </table:table-cell>
          <table:table-cell table:style-name="ce33" table:formula="of:=IF([.$D8]=&quot;&quot;;&quot;&quot;;IF([.I8]*[.$D8]&gt;0;[.$D8]*[.I8];&quot;&quot;))" office:value-type="float" office:value="0.139130434782609" calcext:value-type="float">
            <text:p>0,14</text:p>
          </table:table-cell>
          <table:table-cell table:style-name="ce24" office:value-type="string" calcext:value-type="string">
            <text:p>keine Ahnung</text:p>
          </table:table-cell>
          <table:table-cell table:style-name="ce39" table:content-validation-name="val1" office:value-type="float" office:value="2" calcext:value-type="float">
            <text:p>2</text:p>
          </table:table-cell>
          <table:table-cell table:style-name="ce33" table:formula="of:=IF([.$D8]=&quot;&quot;;&quot;&quot;;IF([.L8]*[.$D8]&gt;0;[.$D8]*[.L8];&quot;&quot;))" office:value-type="float" office:value="0.0695652173913044" calcext:value-type="float">
            <text:p>0,07</text:p>
          </table:table-cell>
          <table:table-cell table:style-name="ce24" office:value-type="string" calcext:value-type="string">
            <text:p>keine Ahnung</text:p>
          </table:table-cell>
          <table:table-cell table:style-name="ce39" table:content-validation-name="val1" office:value-type="float" office:value="7" calcext:value-type="float">
            <text:p>7</text:p>
          </table:table-cell>
          <table:table-cell table:style-name="ce33" table:formula="of:=IF([.$D8]=&quot;&quot;;&quot;&quot;;IF([.O8]*[.$D8]&gt;0;[.$D8]*[.O8];&quot;&quot;))" office:value-type="float" office:value="0.243478260869565" calcext:value-type="float">
            <text:p>0,24</text:p>
          </table:table-cell>
          <table:table-cell table:style-name="ce24"/>
          <table:table-cell table:style-name="ce39" table:content-validation-name="val1" office:value-type="float" office:value="10" calcext:value-type="float">
            <text:p>10</text:p>
          </table:table-cell>
          <table:table-cell table:style-name="ce33" table:formula="of:=IF([.$D8]=&quot;&quot;;&quot;&quot;;IF([.R8]*[.$D8]&gt;0;[.$D8]*[.R8];&quot;&quot;))" office:value-type="float" office:value="0.347826086956522" calcext:value-type="float">
            <text:p>0,35</text:p>
          </table:table-cell>
          <table:table-cell table:number-columns-repeated="1636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40" office:value-type="string" calcext:value-type="string">
            <text:p>viele HowTos</text:p>
          </table:table-cell>
          <table:table-cell table:style-name="ce40" office:value-type="float" office:value="10" calcext:value-type="float">
            <text:p>10</text:p>
          </table:table-cell>
          <table:table-cell table:style-name="ce19" table:formula="of:=IF([.C9]=&quot;&quot;;&quot;&quot;;[.C9]/[.$C$21])" office:value-type="percentage" office:value="0.0173913043478261" calcext:value-type="percentage">
            <text:p>1,74 %</text:p>
          </table:table-cell>
          <table:table-cell table:style-name="ce25"/>
          <table:table-cell table:style-name="ce40" table:content-validation-name="val1" office:value-type="float" office:value="8" calcext:value-type="float">
            <text:p>8</text:p>
          </table:table-cell>
          <table:table-cell table:style-name="ce34" table:formula="of:=IF([.$D9]=&quot;&quot;;&quot;&quot;;IF([.F9]*[.$D9]&gt;0;[.$D9]*[.F9];&quot;&quot;))" office:value-type="float" office:value="0.139130434782609" calcext:value-type="float">
            <text:p>0,14</text:p>
          </table:table-cell>
          <table:table-cell table:style-name="ce25"/>
          <table:table-cell table:style-name="ce40" table:content-validation-name="val1" office:value-type="float" office:value="8" calcext:value-type="float">
            <text:p>8</text:p>
          </table:table-cell>
          <table:table-cell table:style-name="ce34" table:formula="of:=IF([.$D9]=&quot;&quot;;&quot;&quot;;IF([.I9]*[.$D9]&gt;0;[.$D9]*[.I9];&quot;&quot;))" office:value-type="float" office:value="0.139130434782609" calcext:value-type="float">
            <text:p>0,14</text:p>
          </table:table-cell>
          <table:table-cell table:style-name="ce25" office:value-type="string" calcext:value-type="string">
            <text:p>keine Ahnung</text:p>
          </table:table-cell>
          <table:table-cell table:style-name="ce40" table:content-validation-name="val1" office:value-type="float" office:value="5" calcext:value-type="float">
            <text:p>5</text:p>
          </table:table-cell>
          <table:table-cell table:style-name="ce34" table:formula="of:=IF([.$D9]=&quot;&quot;;&quot;&quot;;IF([.L9]*[.$D9]&gt;0;[.$D9]*[.L9];&quot;&quot;))" office:value-type="float" office:value="0.0869565217391304" calcext:value-type="float">
            <text:p>0,09</text:p>
          </table:table-cell>
          <table:table-cell table:style-name="ce25" office:value-type="string" calcext:value-type="string">
            <text:p>keine Ahnung</text:p>
          </table:table-cell>
          <table:table-cell table:style-name="ce40" table:content-validation-name="val1" office:value-type="float" office:value="8" calcext:value-type="float">
            <text:p>8</text:p>
          </table:table-cell>
          <table:table-cell table:style-name="ce34" table:formula="of:=IF([.$D9]=&quot;&quot;;&quot;&quot;;IF([.O9]*[.$D9]&gt;0;[.$D9]*[.O9];&quot;&quot;))" office:value-type="float" office:value="0.139130434782609" calcext:value-type="float">
            <text:p>0,14</text:p>
          </table:table-cell>
          <table:table-cell table:style-name="ce25"/>
          <table:table-cell table:style-name="ce40" table:content-validation-name="val1" office:value-type="float" office:value="8" calcext:value-type="float">
            <text:p>8</text:p>
          </table:table-cell>
          <table:table-cell table:style-name="ce34" table:formula="of:=IF([.$D9]=&quot;&quot;;&quot;&quot;;IF([.R9]*[.$D9]&gt;0;[.$D9]*[.R9];&quot;&quot;))" office:value-type="float" office:value="0.139130434782609" calcext:value-type="float">
            <text:p>0,14</text:p>
          </table:table-cell>
          <table:table-cell table:number-columns-repeated="1636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9" office:value-type="string" calcext:value-type="string">
            <text:p>brauchbare Wikis</text:p>
          </table:table-cell>
          <table:table-cell table:style-name="ce39" office:value-type="float" office:value="5" calcext:value-type="float">
            <text:p>5</text:p>
          </table:table-cell>
          <table:table-cell table:style-name="ce18" table:formula="of:=IF([.C10]=&quot;&quot;;&quot;&quot;;[.C10]/[.$C$21])" office:value-type="percentage" office:value="0.00869565217391304" calcext:value-type="percentage">
            <text:p>0,87 %</text:p>
          </table:table-cell>
          <table:table-cell table:style-name="ce24" office:value-type="string" calcext:value-type="string">
            <text:p>OS-Wiki / HDB / …</text:p>
          </table:table-cell>
          <table:table-cell table:style-name="ce39" table:content-validation-name="val1" office:value-type="float" office:value="8" calcext:value-type="float">
            <text:p>8</text:p>
          </table:table-cell>
          <table:table-cell table:style-name="ce33" table:formula="of:=IF([.$D10]=&quot;&quot;;&quot;&quot;;IF([.F10]*[.$D10]&gt;0;[.$D10]*[.F10];&quot;&quot;))" office:value-type="float" office:value="0.0695652173913044" calcext:value-type="float">
            <text:p>0,07</text:p>
          </table:table-cell>
          <table:table-cell table:style-name="ce24" office:value-type="string" calcext:value-type="string">
            <text:p>OS-Wiki / HDB / …</text:p>
          </table:table-cell>
          <table:table-cell table:style-name="ce39" table:content-validation-name="val1" office:value-type="float" office:value="8" calcext:value-type="float">
            <text:p>8</text:p>
          </table:table-cell>
          <table:table-cell table:style-name="ce33" table:formula="of:=IF([.$D10]=&quot;&quot;;&quot;&quot;;IF([.I10]*[.$D10]&gt;0;[.$D10]*[.I10];&quot;&quot;))" office:value-type="float" office:value="0.0695652173913044" calcext:value-type="float">
            <text:p>0,07</text:p>
          </table:table-cell>
          <table:table-cell table:style-name="ce24" office:value-type="string" calcext:value-type="string">
            <text:p>keine Ahnung</text:p>
          </table:table-cell>
          <table:table-cell table:style-name="ce39" table:content-validation-name="val1" office:value-type="float" office:value="8" calcext:value-type="float">
            <text:p>8</text:p>
          </table:table-cell>
          <table:table-cell table:style-name="ce33" table:formula="of:=IF([.$D10]=&quot;&quot;;&quot;&quot;;IF([.L10]*[.$D10]&gt;0;[.$D10]*[.L10];&quot;&quot;))" office:value-type="float" office:value="0.0695652173913044" calcext:value-type="float">
            <text:p>0,07</text:p>
          </table:table-cell>
          <table:table-cell table:style-name="ce24" office:value-type="string" calcext:value-type="string">
            <text:p>keine Ahnung</text:p>
          </table:table-cell>
          <table:table-cell table:style-name="ce39" table:content-validation-name="val1" office:value-type="float" office:value="8" calcext:value-type="float">
            <text:p>8</text:p>
          </table:table-cell>
          <table:table-cell table:style-name="ce33" table:formula="of:=IF([.$D10]=&quot;&quot;;&quot;&quot;;IF([.O10]*[.$D10]&gt;0;[.$D10]*[.O10];&quot;&quot;))" office:value-type="float" office:value="0.0695652173913044" calcext:value-type="float">
            <text:p>0,07</text:p>
          </table:table-cell>
          <table:table-cell table:style-name="ce24"/>
          <table:table-cell table:style-name="ce39" table:content-validation-name="val1" office:value-type="float" office:value="8" calcext:value-type="float">
            <text:p>8</text:p>
          </table:table-cell>
          <table:table-cell table:style-name="ce33" table:formula="of:=IF([.$D10]=&quot;&quot;;&quot;&quot;;IF([.R10]*[.$D10]&gt;0;[.$D10]*[.R10];&quot;&quot;))" office:value-type="float" office:value="0.0695652173913044" calcext:value-type="float">
            <text:p>0,07</text:p>
          </table:table-cell>
          <table:table-cell table:number-columns-repeated="1636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40" office:value-type="string" calcext:value-type="string">
            <text:p>Mailingliste</text:p>
          </table:table-cell>
          <table:table-cell table:style-name="ce40" office:value-type="float" office:value="5" calcext:value-type="float">
            <text:p>5</text:p>
          </table:table-cell>
          <table:table-cell table:style-name="ce19" table:formula="of:=IF([.C11]=&quot;&quot;;&quot;&quot;;[.C11]/[.$C$21])" office:value-type="percentage" office:value="0.00869565217391304" calcext:value-type="percentage">
            <text:p>0,87 %</text:p>
          </table:table-cell>
          <table:table-cell table:style-name="ce25"/>
          <table:table-cell table:style-name="ce40" table:content-validation-name="val1" office:value-type="float" office:value="5" calcext:value-type="float">
            <text:p>5</text:p>
          </table:table-cell>
          <table:table-cell table:style-name="ce34" table:formula="of:=IF([.$D11]=&quot;&quot;;&quot;&quot;;IF([.F11]*[.$D11]&gt;0;[.$D11]*[.F11];&quot;&quot;))" office:value-type="float" office:value="0.0434782608695652" calcext:value-type="float">
            <text:p>0,04</text:p>
          </table:table-cell>
          <table:table-cell table:style-name="ce25"/>
          <table:table-cell table:style-name="ce40" table:content-validation-name="val1" office:value-type="float" office:value="5" calcext:value-type="float">
            <text:p>5</text:p>
          </table:table-cell>
          <table:table-cell table:style-name="ce34" table:formula="of:=IF([.$D11]=&quot;&quot;;&quot;&quot;;IF([.I11]*[.$D11]&gt;0;[.$D11]*[.I11];&quot;&quot;))" office:value-type="float" office:value="0.0434782608695652" calcext:value-type="float">
            <text:p>0,04</text:p>
          </table:table-cell>
          <table:table-cell table:style-name="ce25" office:value-type="string" calcext:value-type="string">
            <text:p>keine Ahnung</text:p>
          </table:table-cell>
          <table:table-cell table:style-name="ce40" table:content-validation-name="val1" office:value-type="float" office:value="8" calcext:value-type="float">
            <text:p>8</text:p>
          </table:table-cell>
          <table:table-cell table:style-name="ce34" table:formula="of:=IF([.$D11]=&quot;&quot;;&quot;&quot;;IF([.L11]*[.$D11]&gt;0;[.$D11]*[.L11];&quot;&quot;))" office:value-type="float" office:value="0.0695652173913044" calcext:value-type="float">
            <text:p>0,07</text:p>
          </table:table-cell>
          <table:table-cell table:style-name="ce25" office:value-type="string" calcext:value-type="string">
            <text:p>keine Ahnung</text:p>
          </table:table-cell>
          <table:table-cell table:style-name="ce40" table:content-validation-name="val1" office:value-type="float" office:value="8" calcext:value-type="float">
            <text:p>8</text:p>
          </table:table-cell>
          <table:table-cell table:style-name="ce34" table:formula="of:=IF([.$D11]=&quot;&quot;;&quot;&quot;;IF([.O11]*[.$D11]&gt;0;[.$D11]*[.O11];&quot;&quot;))" office:value-type="float" office:value="0.0695652173913044" calcext:value-type="float">
            <text:p>0,07</text:p>
          </table:table-cell>
          <table:table-cell table:style-name="ce25"/>
          <table:table-cell table:style-name="ce40" table:content-validation-name="val1" office:value-type="float" office:value="3" calcext:value-type="float">
            <text:p>3</text:p>
          </table:table-cell>
          <table:table-cell table:style-name="ce34" table:formula="of:=IF([.$D11]=&quot;&quot;;&quot;&quot;;IF([.R11]*[.$D11]&gt;0;[.$D11]*[.R11];&quot;&quot;))" office:value-type="float" office:value="0.0260869565217391" calcext:value-type="float">
            <text:p>0,03</text:p>
          </table:table-cell>
          <table:table-cell table:number-columns-repeated="1636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9" office:value-type="string" calcext:value-type="string">
            <text:p>fertige Pakete (kein Selbstbau)</text:p>
          </table:table-cell>
          <table:table-cell table:style-name="ce39" office:value-type="float" office:value="60" calcext:value-type="float">
            <text:p>60</text:p>
          </table:table-cell>
          <table:table-cell table:style-name="ce18" table:formula="of:=IF([.C12]=&quot;&quot;;&quot;&quot;;[.C12]/[.$C$21])" office:value-type="percentage" office:value="0.104347826086957" calcext:value-type="percentage">
            <text:p>10,43 %</text:p>
          </table:table-cell>
          <table:table-cell table:style-name="ce24"/>
          <table:table-cell table:style-name="ce39" table:content-validation-name="val1" office:value-type="float" office:value="9" calcext:value-type="float">
            <text:p>9</text:p>
          </table:table-cell>
          <table:table-cell table:style-name="ce33" table:formula="of:=IF([.$D12]=&quot;&quot;;&quot;&quot;;IF([.F12]*[.$D12]&gt;0;[.$D12]*[.F12];&quot;&quot;))" office:value-type="float" office:value="0.939130434782609" calcext:value-type="float">
            <text:p>0,94</text:p>
          </table:table-cell>
          <table:table-cell table:style-name="ce24"/>
          <table:table-cell table:style-name="ce39" table:content-validation-name="val1" office:value-type="float" office:value="9" calcext:value-type="float">
            <text:p>9</text:p>
          </table:table-cell>
          <table:table-cell table:style-name="ce33" table:formula="of:=IF([.$D12]=&quot;&quot;;&quot;&quot;;IF([.I12]*[.$D12]&gt;0;[.$D12]*[.I12];&quot;&quot;))" office:value-type="float" office:value="0.939130434782609" calcext:value-type="float">
            <text:p>0,94</text:p>
          </table:table-cell>
          <table:table-cell table:style-name="ce24" office:value-type="string" calcext:value-type="string">
            <text:p>keine Ahnung</text:p>
          </table:table-cell>
          <table:table-cell table:style-name="ce39" table:content-validation-name="val1" office:value-type="float" office:value="6" calcext:value-type="float">
            <text:p>6</text:p>
          </table:table-cell>
          <table:table-cell table:style-name="ce33" table:formula="of:=IF([.$D12]=&quot;&quot;;&quot;&quot;;IF([.L12]*[.$D12]&gt;0;[.$D12]*[.L12];&quot;&quot;))" office:value-type="float" office:value="0.626086956521739" calcext:value-type="float">
            <text:p>0,63</text:p>
          </table:table-cell>
          <table:table-cell table:style-name="ce24" office:value-type="string" calcext:value-type="string">
            <text:p>keine Ahnung</text:p>
          </table:table-cell>
          <table:table-cell table:style-name="ce39" table:content-validation-name="val1" office:value-type="float" office:value="7" calcext:value-type="float">
            <text:p>7</text:p>
          </table:table-cell>
          <table:table-cell table:style-name="ce33" table:formula="of:=IF([.$D12]=&quot;&quot;;&quot;&quot;;IF([.O12]*[.$D12]&gt;0;[.$D12]*[.O12];&quot;&quot;))" office:value-type="float" office:value="0.730434782608696" calcext:value-type="float">
            <text:p>0,73</text:p>
          </table:table-cell>
          <table:table-cell table:style-name="ce24" office:value-type="string" calcext:value-type="string">
            <text:p>dezentrale SW-Management</text:p>
          </table:table-cell>
          <table:table-cell table:style-name="ce39" table:content-validation-name="val1" office:value-type="float" office:value="8" calcext:value-type="float">
            <text:p>8</text:p>
          </table:table-cell>
          <table:table-cell table:style-name="ce33" table:formula="of:=IF([.$D12]=&quot;&quot;;&quot;&quot;;IF([.R12]*[.$D12]&gt;0;[.$D12]*[.R12];&quot;&quot;))" office:value-type="float" office:value="0.834782608695652" calcext:value-type="float">
            <text:p>0,83</text:p>
          </table:table-cell>
          <table:table-cell table:number-columns-repeated="1636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40" office:value-type="string" calcext:value-type="string">
            <text:p>Zusätzliche Repos</text:p>
          </table:table-cell>
          <table:table-cell table:style-name="ce40" office:value-type="float" office:value="100" calcext:value-type="float">
            <text:p>100</text:p>
          </table:table-cell>
          <table:table-cell table:style-name="ce19" table:formula="of:=IF([.C13]=&quot;&quot;;&quot;&quot;;[.C13]/[.$C$21])" office:value-type="percentage" office:value="0.173913043478261" calcext:value-type="percentage">
            <text:p>17,39 %</text:p>
          </table:table-cell>
          <table:table-cell table:style-name="ce25" office:value-type="string" calcext:value-type="string">
            <text:p>Medizin/Farbmanagement/…</text:p>
          </table:table-cell>
          <table:table-cell table:style-name="ce40" table:content-validation-name="val1" office:value-type="float" office:value="9" calcext:value-type="float">
            <text:p>9</text:p>
          </table:table-cell>
          <table:table-cell table:style-name="ce34" table:formula="of:=IF([.$D13]=&quot;&quot;;&quot;&quot;;IF([.F13]*[.$D13]&gt;0;[.$D13]*[.F13];&quot;&quot;))" office:value-type="float" office:value="1.56521739130435" calcext:value-type="float">
            <text:p>1,57</text:p>
          </table:table-cell>
          <table:table-cell table:style-name="ce25" office:value-type="string" calcext:value-type="string">
            <text:p>Medizin/Farbmanagement/…</text:p>
          </table:table-cell>
          <table:table-cell table:style-name="ce40" table:content-validation-name="val1" office:value-type="float" office:value="9" calcext:value-type="float">
            <text:p>9</text:p>
          </table:table-cell>
          <table:table-cell table:style-name="ce34" table:formula="of:=IF([.$D13]=&quot;&quot;;&quot;&quot;;IF([.I13]*[.$D13]&gt;0;[.$D13]*[.I13];&quot;&quot;))" office:value-type="float" office:value="1.56521739130435" calcext:value-type="float">
            <text:p>1,57</text:p>
          </table:table-cell>
          <table:table-cell table:style-name="ce25" office:value-type="string" calcext:value-type="string">
            <text:p>keine Ahnung</text:p>
          </table:table-cell>
          <table:table-cell table:style-name="ce40" table:content-validation-name="val1" office:value-type="float" office:value="3" calcext:value-type="float">
            <text:p>3</text:p>
          </table:table-cell>
          <table:table-cell table:style-name="ce34" table:formula="of:=IF([.$D13]=&quot;&quot;;&quot;&quot;;IF([.L13]*[.$D13]&gt;0;[.$D13]*[.L13];&quot;&quot;))" office:value-type="float" office:value="0.521739130434783" calcext:value-type="float">
            <text:p>0,52</text:p>
          </table:table-cell>
          <table:table-cell table:style-name="ce25" office:value-type="string" calcext:value-type="string">
            <text:p>keine Ahnung</text:p>
          </table:table-cell>
          <table:table-cell table:style-name="ce40" table:content-validation-name="val1" office:value-type="float" office:value="7" calcext:value-type="float">
            <text:p>7</text:p>
          </table:table-cell>
          <table:table-cell table:style-name="ce34" table:formula="of:=IF([.$D13]=&quot;&quot;;&quot;&quot;;IF([.O13]*[.$D13]&gt;0;[.$D13]*[.O13];&quot;&quot;))" office:value-type="float" office:value="1.21739130434783" calcext:value-type="float">
            <text:p>1,22</text:p>
          </table:table-cell>
          <table:table-cell table:style-name="ce25" office:value-type="string" calcext:value-type="string">
            <text:p>viele aber oft nicht aktuell</text:p>
          </table:table-cell>
          <table:table-cell table:style-name="ce40" table:content-validation-name="val1" office:value-type="float" office:value="7" calcext:value-type="float">
            <text:p>7</text:p>
          </table:table-cell>
          <table:table-cell table:style-name="ce34" table:formula="of:=IF([.$D13]=&quot;&quot;;&quot;&quot;;IF([.R13]*[.$D13]&gt;0;[.$D13]*[.R13];&quot;&quot;))" office:value-type="float" office:value="1.21739130434783" calcext:value-type="float">
            <text:p>1,22</text:p>
          </table:table-cell>
          <table:table-cell table:number-columns-repeated="1636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9" office:value-type="string" calcext:value-type="string">
            <text:p>Administrationshilfe</text:p>
          </table:table-cell>
          <table:table-cell table:style-name="ce39" office:value-type="float" office:value="5" calcext:value-type="float">
            <text:p>5</text:p>
          </table:table-cell>
          <table:table-cell table:style-name="ce18" table:formula="of:=IF([.C14]=&quot;&quot;;&quot;&quot;;[.C14]/[.$C$21])" office:value-type="percentage" office:value="0.00869565217391304" calcext:value-type="percentage">
            <text:p>0,87 %</text:p>
          </table:table-cell>
          <table:table-cell table:style-name="ce24" office:value-type="string" calcext:value-type="string">
            <text:p>Yast / Zypper</text:p>
          </table:table-cell>
          <table:table-cell table:style-name="ce39" table:content-validation-name="val1" office:value-type="float" office:value="7" calcext:value-type="float">
            <text:p>7</text:p>
          </table:table-cell>
          <table:table-cell table:style-name="ce33" table:formula="of:=IF([.$D14]=&quot;&quot;;&quot;&quot;;IF([.F14]*[.$D14]&gt;0;[.$D14]*[.F14];&quot;&quot;))" office:value-type="float" office:value="0.0608695652173913" calcext:value-type="float">
            <text:p>0,06</text:p>
          </table:table-cell>
          <table:table-cell table:style-name="ce24" office:value-type="string" calcext:value-type="string">
            <text:p>Yast / Zypper</text:p>
          </table:table-cell>
          <table:table-cell table:style-name="ce39" table:content-validation-name="val1" office:value-type="float" office:value="7" calcext:value-type="float">
            <text:p>7</text:p>
          </table:table-cell>
          <table:table-cell table:style-name="ce33" table:formula="of:=IF([.$D14]=&quot;&quot;;&quot;&quot;;IF([.I14]*[.$D14]&gt;0;[.$D14]*[.I14];&quot;&quot;))" office:value-type="float" office:value="0.0608695652173913" calcext:value-type="float">
            <text:p>0,06</text:p>
          </table:table-cell>
          <table:table-cell table:style-name="ce24" office:value-type="string" calcext:value-type="string">
            <text:p>keine Ahnung</text:p>
          </table:table-cell>
          <table:table-cell table:style-name="ce39" table:content-validation-name="val1" office:value-type="float" office:value="5" calcext:value-type="float">
            <text:p>5</text:p>
          </table:table-cell>
          <table:table-cell table:style-name="ce33" table:formula="of:=IF([.$D14]=&quot;&quot;;&quot;&quot;;IF([.L14]*[.$D14]&gt;0;[.$D14]*[.L14];&quot;&quot;))" office:value-type="float" office:value="0.0434782608695652" calcext:value-type="float">
            <text:p>0,04</text:p>
          </table:table-cell>
          <table:table-cell table:style-name="ce24" office:value-type="string" calcext:value-type="string">
            <text:p>keine Ahnung</text:p>
          </table:table-cell>
          <table:table-cell table:style-name="ce39" table:content-validation-name="val1" office:value-type="float" office:value="5" calcext:value-type="float">
            <text:p>5</text:p>
          </table:table-cell>
          <table:table-cell table:style-name="ce33" table:formula="of:=IF([.$D14]=&quot;&quot;;&quot;&quot;;IF([.O14]*[.$D14]&gt;0;[.$D14]*[.O14];&quot;&quot;))" office:value-type="float" office:value="0.0434782608695652" calcext:value-type="float">
            <text:p>0,04</text:p>
          </table:table-cell>
          <table:table-cell table:style-name="ce24"/>
          <table:table-cell table:style-name="ce39" table:content-validation-name="val1" office:value-type="float" office:value="7" calcext:value-type="float">
            <text:p>7</text:p>
          </table:table-cell>
          <table:table-cell table:style-name="ce33" table:formula="of:=IF([.$D14]=&quot;&quot;;&quot;&quot;;IF([.R14]*[.$D14]&gt;0;[.$D14]*[.R14];&quot;&quot;))" office:value-type="float" office:value="0.0608695652173913" calcext:value-type="float">
            <text:p>0,06</text:p>
          </table:table-cell>
          <table:table-cell table:number-columns-repeated="1636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40" office:value-type="string" calcext:value-type="string">
            <text:p>MM-Untertützung</text:p>
          </table:table-cell>
          <table:table-cell table:style-name="ce40" office:value-type="float" office:value="70" calcext:value-type="float">
            <text:p>70</text:p>
          </table:table-cell>
          <table:table-cell table:style-name="ce19" table:formula="of:=IF([.C15]=&quot;&quot;;&quot;&quot;;[.C15]/[.$C$21])" office:value-type="percentage" office:value="0.121739130434783" calcext:value-type="percentage">
            <text:p>12,17 %</text:p>
          </table:table-cell>
          <table:table-cell table:style-name="ce25" office:value-type="string" calcext:value-type="string">
            <text:p>Packman</text:p>
          </table:table-cell>
          <table:table-cell table:style-name="ce40" table:content-validation-name="val1" office:value-type="float" office:value="9" calcext:value-type="float">
            <text:p>9</text:p>
          </table:table-cell>
          <table:table-cell table:style-name="ce34" table:formula="of:=IF([.$D15]=&quot;&quot;;&quot;&quot;;IF([.F15]*[.$D15]&gt;0;[.$D15]*[.F15];&quot;&quot;))" office:value-type="float" office:value="1.09565217391304" calcext:value-type="float">
            <text:p>1,10</text:p>
          </table:table-cell>
          <table:table-cell table:style-name="ce25" office:value-type="string" calcext:value-type="string">
            <text:p>Packman</text:p>
          </table:table-cell>
          <table:table-cell table:style-name="ce40" table:content-validation-name="val1" office:value-type="float" office:value="9" calcext:value-type="float">
            <text:p>9</text:p>
          </table:table-cell>
          <table:table-cell table:style-name="ce34" table:formula="of:=IF([.$D15]=&quot;&quot;;&quot;&quot;;IF([.I15]*[.$D15]&gt;0;[.$D15]*[.I15];&quot;&quot;))" office:value-type="float" office:value="1.09565217391304" calcext:value-type="float">
            <text:p>1,10</text:p>
          </table:table-cell>
          <table:table-cell table:style-name="ce25" office:value-type="string" calcext:value-type="string">
            <text:p>keine Ahnung</text:p>
          </table:table-cell>
          <table:table-cell table:style-name="ce40" table:content-validation-name="val1" office:value-type="float" office:value="8" calcext:value-type="float">
            <text:p>8</text:p>
          </table:table-cell>
          <table:table-cell table:style-name="ce34" table:formula="of:=IF([.$D15]=&quot;&quot;;&quot;&quot;;IF([.L15]*[.$D15]&gt;0;[.$D15]*[.L15];&quot;&quot;))" office:value-type="float" office:value="0.973913043478261" calcext:value-type="float">
            <text:p>0,97</text:p>
          </table:table-cell>
          <table:table-cell table:style-name="ce25" office:value-type="string" calcext:value-type="string">
            <text:p>keine Ahnung</text:p>
          </table:table-cell>
          <table:table-cell table:style-name="ce40" table:content-validation-name="val1" office:value-type="float" office:value="8" calcext:value-type="float">
            <text:p>8</text:p>
          </table:table-cell>
          <table:table-cell table:style-name="ce34" table:formula="of:=IF([.$D15]=&quot;&quot;;&quot;&quot;;IF([.O15]*[.$D15]&gt;0;[.$D15]*[.O15];&quot;&quot;))" office:value-type="float" office:value="0.973913043478261" calcext:value-type="float">
            <text:p>0,97</text:p>
          </table:table-cell>
          <table:table-cell table:style-name="ce25"/>
          <table:table-cell table:style-name="ce40" table:content-validation-name="val1" office:value-type="float" office:value="8" calcext:value-type="float">
            <text:p>8</text:p>
          </table:table-cell>
          <table:table-cell table:style-name="ce34" table:formula="of:=IF([.$D15]=&quot;&quot;;&quot;&quot;;IF([.R15]*[.$D15]&gt;0;[.$D15]*[.R15];&quot;&quot;))" office:value-type="float" office:value="0.973913043478261" calcext:value-type="float">
            <text:p>0,97</text:p>
          </table:table-cell>
          <table:table-cell table:number-columns-repeated="1636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9" office:value-type="string" calcext:value-type="string">
            <text:p>OpenSource</text:p>
          </table:table-cell>
          <table:table-cell table:style-name="ce39" office:value-type="float" office:value="50" calcext:value-type="float">
            <text:p>50</text:p>
          </table:table-cell>
          <table:table-cell table:style-name="ce18" table:formula="of:=IF([.C16]=&quot;&quot;;&quot;&quot;;[.C16]/[.$C$21])" office:value-type="percentage" office:value="0.0869565217391304" calcext:value-type="percentage">
            <text:p>8,70 %</text:p>
          </table:table-cell>
          <table:table-cell table:style-name="ce24"/>
          <table:table-cell table:style-name="ce39" table:content-validation-name="val1" office:value-type="float" office:value="10" calcext:value-type="float">
            <text:p>10</text:p>
          </table:table-cell>
          <table:table-cell table:style-name="ce33" table:formula="of:=IF([.$D16]=&quot;&quot;;&quot;&quot;;IF([.F16]*[.$D16]&gt;0;[.$D16]*[.F16];&quot;&quot;))" office:value-type="float" office:value="0.869565217391304" calcext:value-type="float">
            <text:p>0,87</text:p>
          </table:table-cell>
          <table:table-cell table:style-name="ce24"/>
          <table:table-cell table:style-name="ce39" table:content-validation-name="val1" office:value-type="float" office:value="10" calcext:value-type="float">
            <text:p>10</text:p>
          </table:table-cell>
          <table:table-cell table:style-name="ce33" table:formula="of:=IF([.$D16]=&quot;&quot;;&quot;&quot;;IF([.I16]*[.$D16]&gt;0;[.$D16]*[.I16];&quot;&quot;))" office:value-type="float" office:value="0.869565217391304" calcext:value-type="float">
            <text:p>0,87</text:p>
          </table:table-cell>
          <table:table-cell table:style-name="ce24" office:value-type="string" calcext:value-type="string">
            <text:p>keine Ahnung</text:p>
          </table:table-cell>
          <table:table-cell table:style-name="ce39" table:content-validation-name="val1" office:value-type="float" office:value="10" calcext:value-type="float">
            <text:p>10</text:p>
          </table:table-cell>
          <table:table-cell table:style-name="ce33" table:formula="of:=IF([.$D16]=&quot;&quot;;&quot;&quot;;IF([.L16]*[.$D16]&gt;0;[.$D16]*[.L16];&quot;&quot;))" office:value-type="float" office:value="0.869565217391304" calcext:value-type="float">
            <text:p>0,87</text:p>
          </table:table-cell>
          <table:table-cell table:style-name="ce24" office:value-type="string" calcext:value-type="string">
            <text:p>keine Ahnung</text:p>
          </table:table-cell>
          <table:table-cell table:style-name="ce39" table:content-validation-name="val1" office:value-type="float" office:value="10" calcext:value-type="float">
            <text:p>10</text:p>
          </table:table-cell>
          <table:table-cell table:style-name="ce33" table:formula="of:=IF([.$D16]=&quot;&quot;;&quot;&quot;;IF([.O16]*[.$D16]&gt;0;[.$D16]*[.O16];&quot;&quot;))" office:value-type="float" office:value="0.869565217391304" calcext:value-type="float">
            <text:p>0,87</text:p>
          </table:table-cell>
          <table:table-cell table:style-name="ce24"/>
          <table:table-cell table:style-name="ce39" table:content-validation-name="val1" office:value-type="float" office:value="3" calcext:value-type="float">
            <text:p>3</text:p>
          </table:table-cell>
          <table:table-cell table:style-name="ce33" table:formula="of:=IF([.$D16]=&quot;&quot;;&quot;&quot;;IF([.R16]*[.$D16]&gt;0;[.$D16]*[.R16];&quot;&quot;))" office:value-type="float" office:value="0.260869565217391" calcext:value-type="float">
            <text:p>0,26</text:p>
          </table:table-cell>
          <table:table-cell table:number-columns-repeated="1636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40" office:value-type="string" calcext:value-type="string">
            <text:p>Niedrige Lizenzkosten</text:p>
          </table:table-cell>
          <table:table-cell table:style-name="ce40" office:value-type="float" office:value="50" calcext:value-type="float">
            <text:p>50</text:p>
          </table:table-cell>
          <table:table-cell table:style-name="ce19" table:formula="of:=IF([.C17]=&quot;&quot;;&quot;&quot;;[.C17]/[.$C$21])" office:value-type="percentage" office:value="0.0869565217391304" calcext:value-type="percentage">
            <text:p>8,70 %</text:p>
          </table:table-cell>
          <table:table-cell table:style-name="ce25"/>
          <table:table-cell table:style-name="ce40" table:content-validation-name="val1" office:value-type="float" office:value="10" calcext:value-type="float">
            <text:p>10</text:p>
          </table:table-cell>
          <table:table-cell table:style-name="ce34" table:formula="of:=IF([.$D17]=&quot;&quot;;&quot;&quot;;IF([.F17]*[.$D17]&gt;0;[.$D17]*[.F17];&quot;&quot;))" office:value-type="float" office:value="0.869565217391304" calcext:value-type="float">
            <text:p>0,87</text:p>
          </table:table-cell>
          <table:table-cell table:style-name="ce25"/>
          <table:table-cell table:style-name="ce40" table:content-validation-name="val1" office:value-type="float" office:value="10" calcext:value-type="float">
            <text:p>10</text:p>
          </table:table-cell>
          <table:table-cell table:style-name="ce34" table:formula="of:=IF([.$D17]=&quot;&quot;;&quot;&quot;;IF([.I17]*[.$D17]&gt;0;[.$D17]*[.I17];&quot;&quot;))" office:value-type="float" office:value="0.869565217391304" calcext:value-type="float">
            <text:p>0,87</text:p>
          </table:table-cell>
          <table:table-cell table:style-name="ce25" office:value-type="string" calcext:value-type="string">
            <text:p>keine Ahnung</text:p>
          </table:table-cell>
          <table:table-cell table:style-name="ce40" table:content-validation-name="val1" office:value-type="float" office:value="10" calcext:value-type="float">
            <text:p>10</text:p>
          </table:table-cell>
          <table:table-cell table:style-name="ce34" table:formula="of:=IF([.$D17]=&quot;&quot;;&quot;&quot;;IF([.L17]*[.$D17]&gt;0;[.$D17]*[.L17];&quot;&quot;))" office:value-type="float" office:value="0.869565217391304" calcext:value-type="float">
            <text:p>0,87</text:p>
          </table:table-cell>
          <table:table-cell table:style-name="ce25" office:value-type="string" calcext:value-type="string">
            <text:p>keine Ahnung</text:p>
          </table:table-cell>
          <table:table-cell table:style-name="ce40" table:content-validation-name="val1" office:value-type="float" office:value="10" calcext:value-type="float">
            <text:p>10</text:p>
          </table:table-cell>
          <table:table-cell table:style-name="ce34" table:formula="of:=IF([.$D17]=&quot;&quot;;&quot;&quot;;IF([.O17]*[.$D17]&gt;0;[.$D17]*[.O17];&quot;&quot;))" office:value-type="float" office:value="0.869565217391304" calcext:value-type="float">
            <text:p>0,87</text:p>
          </table:table-cell>
          <table:table-cell table:style-name="ce25"/>
          <table:table-cell table:style-name="ce40" table:content-validation-name="val1" office:value-type="float" office:value="2" calcext:value-type="float">
            <text:p>2</text:p>
          </table:table-cell>
          <table:table-cell table:style-name="ce34" table:formula="of:=IF([.$D17]=&quot;&quot;;&quot;&quot;;IF([.R17]*[.$D17]&gt;0;[.$D17]*[.R17];&quot;&quot;))" office:value-type="float" office:value="0.173913043478261" calcext:value-type="float">
            <text:p>0,17</text:p>
          </table:table-cell>
          <table:table-cell table:number-columns-repeated="1636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9" table:number-columns-repeated="2"/>
          <table:table-cell table:style-name="ce18" table:formula="of:=IF([.C18]=&quot;&quot;;&quot;&quot;;[.C18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F18]*[.$D18]&gt;0;[.$D18]*[.F1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I18]*[.$D18]&gt;0;[.$D18]*[.I1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L18]*[.$D18]&gt;0;[.$D18]*[.L1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O18]*[.$D18]&gt;0;[.$D18]*[.O1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R18]*[.$D18]&gt;0;[.$D18]*[.R18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40" table:number-columns-repeated="2"/>
          <table:table-cell table:style-name="ce19" table:formula="of:=IF([.C19]=&quot;&quot;;&quot;&quot;;[.C19]/[.$C$21]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F19]*[.$D19]&gt;0;[.$D19]*[.F1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I19]*[.$D19]&gt;0;[.$D19]*[.I1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L19]*[.$D19]&gt;0;[.$D19]*[.L1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O19]*[.$D19]&gt;0;[.$D19]*[.O1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R19]*[.$D19]&gt;0;[.$D19]*[.R19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9" table:number-columns-repeated="2"/>
          <table:table-cell table:style-name="ce18" table:formula="of:=IF([.C20]=&quot;&quot;;&quot;&quot;;[.C20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F20]*[.$D20]&gt;0;[.$D20]*[.F2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I20]*[.$D20]&gt;0;[.$D20]*[.I2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L20]*[.$D20]&gt;0;[.$D20]*[.L2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O20]*[.$D20]&gt;0;[.$D20]*[.O2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R20]*[.$D20]&gt;0;[.$D20]*[.R20];&quot;&quot;))">
            <text:p/>
          </table:table-cell>
          <table:table-cell table:number-columns-repeated="16365"/>
        </table:table-row>
        <table:table-row table:style-name="ro2">
          <table:table-cell/>
          <table:table-cell table:style-name="ce10" office:value-type="string" calcext:value-type="string">
            <text:p><text:span text:style-name="T2">∑ </text:span>Gewichtung:</text:p>
          </table:table-cell>
          <table:table-cell table:style-name="ce14" table:formula="of:=IF(SUM([.C6:.C20])&gt;0;SUM([.C6:.C20]);&quot;&quot;)" office:value-type="float" office:value="575" calcext:value-type="float">
            <text:p>575</text:p>
          </table:table-cell>
          <table:table-cell table:style-name="ce71" table:formula="of:=IF(SUM([.D6:.D20])=0;&quot;&quot;;SUM([.D6:.D20]))" office:value-type="percentage" office:value="1" calcext:value-type="percentage">
            <text:p>100,00 %</text:p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G6:.G20])=0;&quot;&quot;;SUM([.G6:.G20]))" office:value-type="float" office:value="8.36521739130435" calcext:value-type="float">
            <text:p>8,37</text:p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J6:.J20])=0;&quot;&quot;;SUM([.J6:.J20]))" office:value-type="float" office:value="7.87826086956522" calcext:value-type="float">
            <text:p>7,88</text:p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M6:.M20])=0;&quot;&quot;;SUM([.M6:.M20]))" office:value-type="float" office:value="6.11304347826087" calcext:value-type="float">
            <text:p>6,11</text:p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P6:.P20])=0;&quot;&quot;;SUM([.P6:.P20]))" office:value-type="float" office:value="6.96521739130435" calcext:value-type="float">
            <text:p>6,97</text:p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S6:.S20])=0;&quot;&quot;;SUM([.S6:.S20]))" office:value-type="float" office:value="6.71304347826087" calcext:value-type="float">
            <text:p>6,71</text:p>
          </table:table-cell>
          <table:table-cell table:style-name="ce3" table:number-columns-repeated="16365"/>
        </table:table-row>
        <table:table-row table:style-name="ro1">
          <table:table-cell table:style-name="ce6"/>
          <table:table-cell table:style-name="ce11" table:number-columns-repeated="2"/>
          <table:table-cell table:number-columns-repeated="16381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and the Winner is:</text:p>
          </table:table-cell>
          <table:covered-table-cell table:style-name="Default"/>
          <table:table-cell table:style-name="ce21" office:value-type="string" calcext:value-type="string" table:number-columns-spanned="2" table:number-rows-spanned="1">
            <text:p>Kandidat</text:p>
          </table:table-cell>
          <table:covered-table-cell table:style-name="ce7"/>
          <table:table-cell table:style-name="ce7" office:value-type="string" calcext:value-type="string">
            <text:p><text:span text:style-name="T4">∑ </text:span><text:span text:style-name="T5">Bewertung:</text:span></text:p>
          </table:table-cell>
          <table:table-cell table:style-name="ce32" office:value-type="string" calcext:value-type="string">
            <text:p>Rang</text:p>
          </table:table-cell>
          <table:table-cell/>
          <table:table-cell table:style-name="Default" table:number-columns-repeated="4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69" table:formula="of:=IF([.G24]=1;&quot;----------&gt;&quot;;&quot;&quot;)" office:value-type="string" office:string-value="----------&gt;" calcext:value-type="string" table:number-columns-spanned="2" table:number-rows-spanned="1">
            <text:p>----------&gt;</text:p>
          </table:table-cell>
          <table:covered-table-cell table:style-name="Default"/>
          <table:table-cell table:style-name="ce72" office:value-type="float" office:value="1" calcext:value-type="float">
            <text:p>1</text:p>
          </table:table-cell>
          <table:table-cell table:style-name="ce72" table:formula="of:=IF([.F$4]=&quot;&quot;;&quot;&quot;;[.F$4])" office:value-type="string" office:string-value="OS-Tumbleweed" calcext:value-type="string">
            <text:p>OS-Tumbleweed</text:p>
          </table:table-cell>
          <table:table-cell table:style-name="ce73" table:formula="of:=IF([.G$21]=&quot;&quot;;&quot;&quot;;[.G$21])" office:value-type="float" office:value="8.36521739130435" calcext:value-type="float">
            <text:p>8,37</text:p>
          </table:table-cell>
          <table:table-cell table:style-name="ce74" table:formula="of:=RANK([.F24];[.$F$24:.$F$28];0)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70" table:formula="of:=IF([.G25]=1;&quot;----------&gt;&quot;;&quot;&quot;)" table:number-columns-spanned="2" table:number-rows-spanned="1">
            <text:p/>
          </table:table-cell>
          <table:covered-table-cell table:style-name="Default"/>
          <table:table-cell table:style-name="ce72" office:value-type="float" office:value="2" calcext:value-type="float">
            <text:p>2</text:p>
          </table:table-cell>
          <table:table-cell table:style-name="ce72" table:formula="of:=IF([.I$4]=&quot;&quot;;&quot;&quot;;[.I$4])" office:value-type="string" office:string-value="OS-Leap" calcext:value-type="string">
            <text:p>OS-Leap</text:p>
          </table:table-cell>
          <table:table-cell table:style-name="ce73" table:formula="of:=IF([.J$21]=&quot;&quot;;&quot;&quot;;[.J$21])" office:value-type="float" office:value="7.87826086956522" calcext:value-type="float">
            <text:p>7,88</text:p>
          </table:table-cell>
          <table:table-cell table:style-name="ce74" table:formula="of:=RANK([.F25];[.$F$24:.$F$28];0)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70" table:formula="of:=IF([.G26]=1;&quot;----------&gt;&quot;;&quot;&quot;)" table:number-columns-spanned="2" table:number-rows-spanned="1">
            <text:p/>
          </table:table-cell>
          <table:covered-table-cell table:style-name="Default"/>
          <table:table-cell table:style-name="ce72" office:value-type="float" office:value="3" calcext:value-type="float">
            <text:p>3</text:p>
          </table:table-cell>
          <table:table-cell table:style-name="ce72" table:formula="of:=IF([.L$4]=&quot;&quot;;&quot;&quot;;[.L$4])" office:value-type="string" office:string-value="Debian SID" calcext:value-type="string">
            <text:p>Debian SID</text:p>
          </table:table-cell>
          <table:table-cell table:style-name="ce73" table:formula="of:=IF([.M$21]=&quot;&quot;;&quot;&quot;;[.M$21])" office:value-type="float" office:value="6.11304347826087" calcext:value-type="float">
            <text:p>6,11</text:p>
          </table:table-cell>
          <table:table-cell table:style-name="ce74" table:formula="of:=RANK([.F26];[.$F$24:.$F$28];0)"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70" table:formula="of:=IF([.G27]=1;&quot;----------&gt;&quot;;&quot;&quot;)" table:number-columns-spanned="2" table:number-rows-spanned="1">
            <text:p/>
          </table:table-cell>
          <table:covered-table-cell table:style-name="Default"/>
          <table:table-cell table:style-name="ce72" office:value-type="float" office:value="4" calcext:value-type="float">
            <text:p>4</text:p>
          </table:table-cell>
          <table:table-cell table:style-name="ce72" table:formula="of:=IF([.O$4]=&quot;&quot;;&quot;&quot;;[.O$4])" office:value-type="string" office:string-value="Debian Stable" calcext:value-type="string">
            <text:p>Debian Stable</text:p>
          </table:table-cell>
          <table:table-cell table:style-name="ce73" table:formula="of:=IF([.P$21]=&quot;&quot;;&quot;&quot;;[.P$21])" office:value-type="float" office:value="6.96521739130435" calcext:value-type="float">
            <text:p>6,97</text:p>
          </table:table-cell>
          <table:table-cell table:style-name="ce74" table:formula="of:=RANK([.F27];[.$F$24:.$F$28];0)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70" table:formula="of:=IF([.G28]=1;&quot;----------&gt;&quot;;&quot;&quot;)" table:number-columns-spanned="2" table:number-rows-spanned="1">
            <text:p/>
          </table:table-cell>
          <table:covered-table-cell table:style-name="Default"/>
          <table:table-cell table:style-name="ce72" office:value-type="float" office:value="5" calcext:value-type="float">
            <text:p>5</text:p>
          </table:table-cell>
          <table:table-cell table:style-name="ce72" table:formula="of:=IF([.R$4]=&quot;&quot;;&quot;&quot;;[.R$4])" office:value-type="string" office:string-value="Windows" calcext:value-type="string">
            <text:p>Windows</text:p>
          </table:table-cell>
          <table:table-cell table:style-name="ce73" table:formula="of:=IF([.S$21]=&quot;&quot;;&quot;&quot;;[.S$21])" office:value-type="float" office:value="6.71304347826087" calcext:value-type="float">
            <text:p>6,71</text:p>
          </table:table-cell>
          <table:table-cell table:style-name="ce74" table:formula="of:=RANK([.F28];[.$F$24:.$F$28];0)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Beispiel Betriebssystem'.B24:'Beispiel Betriebssystem'.B28">
            <calcext:condition calcext:apply-style-name="Good" calcext:value="=&quot;----------&gt;&quot;" calcext:base-cell-address="'Beispiel Betriebssystem'.B24"/>
          </calcext:conditional-format>
          <calcext:conditional-format calcext:target-range-address="'Beispiel Betriebssystem'.B24:'Beispiel Betriebssystem'.B28 'Beispiel Betriebssystem'.D24:'Beispiel Betriebssystem'.G28">
            <calcext:condition calcext:apply-style-name="Good" calcext:value="formula-is([.G24]=1)" calcext:base-cell-address="'Beispiel Betriebssystem'.B24"/>
          </calcext:conditional-format>
          <calcext:conditional-format calcext:target-range-address="'Beispiel Betriebssystem'.D21:'Beispiel Betriebssystem'.D21">
            <calcext:condition calcext:apply-style-name="Error" calcext:value="!=100%" calcext:base-cell-address="'Beispiel Betriebssystem'.D21"/>
          </calcext:conditional-format>
        </calcext:conditional-formats>
      </table:table>
      <table:table table:name="Beispiel Aut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12" table:default-cell-style-name="ce38"/>
        <table:table-column table:style-name="co3" table:default-cell-style-name="ce38"/>
        <table:table-column table:style-name="co13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5" table:default-cell-style-name="ce38"/>
        <table:table-column table:style-name="co6" table:default-cell-style-name="ce38"/>
        <table:table-column table:style-name="co7" table:default-cell-style-name="ce29"/>
        <table:table-column table:style-name="co8" table:number-columns-repeated="16365" table:default-cell-style-name="ce38"/>
        <table:table-row table:style-name="ro1">
          <table:table-cell table:style-name="ce1" office:value-type="string" calcext:value-type="string">
            <text:p>Nutzwertanalyse</text:p>
          </table:table-cell>
          <table:table-cell table:number-columns-repeated="2"/>
          <table:table-cell table:style-name="ce15" office:value-type="string" calcext:value-type="string" table:number-columns-spanned="3" table:number-rows-spanned="3">
            <text:p>In allen grauen Feldern sind Änderungen möglich…</text:p>
            <text:p>(hell- oder dunkelgrau ist dabei egal)</text:p>
            <text:p>Alles andere wird automatisch berechnet…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style-name="ce1" office:value-type="string" calcext:value-type="string">
            <text:p>© Robert Johnen</text:p>
          </table:table-cell>
          <table:table-cell table:number-columns-repeated="2"/>
          <table:covered-table-cell table:number-columns-repeated="3"/>
          <table:table-cell table:number-columns-repeated="16378"/>
        </table:table-row>
        <table:table-row table:style-name="ro1">
          <table:table-cell table:style-name="ce1"/>
          <table:table-cell table:style-name="ce3" table:number-columns-repeated="2"/>
          <table:covered-table-cell table:number-columns-repeated="3" table:style-name="ce3"/>
          <table:table-cell table:style-name="ce30"/>
          <table:table-cell table:style-name="ce3" table:number-columns-repeated="2"/>
          <table:table-cell table:style-name="ce30"/>
          <table:table-cell table:style-name="ce3" table:number-columns-repeated="2"/>
          <table:table-cell table:style-name="ce30"/>
          <table:table-cell table:style-name="ce3" table:number-columns-repeated="2"/>
          <table:table-cell table:style-name="ce30"/>
          <table:table-cell table:style-name="ce3" table:number-columns-repeated="2"/>
          <table:table-cell table:style-name="ce30"/>
          <table:table-cell table:style-name="ce3" table:number-columns-repeated="16365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2" table:number-rows-spanned="1">
            <text:p>Gewichtung</text:p>
          </table:table-cell>
          <table:covered-table-cell table:style-name="ce16"/>
          <table:table-cell table:style-name="ce23" office:value-type="string" calcext:value-type="string">
            <text:p>Kandidat 1:</text:p>
          </table:table-cell>
          <table:table-cell table:style-name="ce27" office:value-type="string" calcext:value-type="string" table:number-columns-spanned="2" table:number-rows-spanned="1">
            <text:p>Auto a</text:p>
          </table:table-cell>
          <table:covered-table-cell table:style-name="ce31"/>
          <table:table-cell table:style-name="ce23" office:value-type="string" calcext:value-type="string">
            <text:p>Kandidat 2:</text:p>
          </table:table-cell>
          <table:table-cell table:style-name="ce27" office:value-type="string" calcext:value-type="string" table:number-columns-spanned="2" table:number-rows-spanned="1">
            <text:p>Auto b</text:p>
          </table:table-cell>
          <table:covered-table-cell table:style-name="ce31"/>
          <table:table-cell table:style-name="ce23" office:value-type="string" calcext:value-type="string">
            <text:p>Kandidat 3:</text:p>
          </table:table-cell>
          <table:table-cell table:style-name="ce27" table:number-columns-spanned="2" table:number-rows-spanned="1"/>
          <table:covered-table-cell table:style-name="ce31"/>
          <table:table-cell table:style-name="ce23" office:value-type="string" calcext:value-type="string">
            <text:p>Kandidat 4:</text:p>
          </table:table-cell>
          <table:table-cell table:style-name="ce27" table:number-columns-spanned="2" table:number-rows-spanned="1"/>
          <table:covered-table-cell table:style-name="ce31"/>
          <table:table-cell table:style-name="ce23" office:value-type="string" calcext:value-type="string">
            <text:p>Kandidat 5:</text:p>
          </table:table-cell>
          <table:table-cell table:style-name="ce27" table:number-columns-spanned="2" table:number-rows-spanned="1"/>
          <table:covered-table-cell table:style-name="ce31"/>
          <table:table-cell table:style-name="ce3" table:number-columns-repeated="16365"/>
        </table:table-row>
        <table:table-row table:style-name="ro1">
          <table:table-cell table:style-name="ce7" office:value-type="string" calcext:value-type="string">
            <text:p>Pos.</text:p>
          </table:table-cell>
          <table:table-cell table:style-name="ce7" office:value-type="string" calcext:value-type="string">
            <text:p>Kriterium</text:p>
          </table:table-cell>
          <table:table-cell table:style-name="ce7" office:value-type="string" calcext:value-type="string">
            <text:p>Punkte</text:p>
          </table:table-cell>
          <table:table-cell table:style-name="ce17" office:value-type="string" calcext:value-type="string">
            <text:p>in %</text:p>
          </table:table-cell>
          <table:table-cell table:style-name="ce7" office:value-type="string" calcext:value-type="string">
            <text:p>Grund</text:p>
          </table:table-cell>
          <table:table-cell table:style-name="ce7" office:value-type="string" calcext:value-type="string">
            <office:annotation draw:style-name="gr2" draw:text-style-name="P4" svg:width="2.899cm" svg:height="2.091cm" svg:x="14.544cm" svg:y="0.306cm" draw:caption-point-x="-0.61cm" draw:caption-point-y="1.51cm">
              <dc:creator>RJ</dc:creator>
              <dc:date>2022-10-06T00:00:00</dc:date>
              <text:p text:style-name="P3"><text:span text:style-name="T1">Max: 100</text:span></text:p>
              <text:p text:style-name="P3"><text:span text:style-name="T1">(Kriterium komplett erfüllt)</text:span></text:p>
              <text:p text:style-name="P3"><text:span text:style-name="T1">Min: 0</text:span></text:p>
              <text:p text:style-name="P3"><text:span text:style-name="T1">(Kriterium garnicht erfüllt)</text:span></text:p>
            </office:annotation>
            <text:p>Erfüllung %</text:p>
          </table:table-cell>
          <table:table-cell table:style-name="ce32" office:value-type="string" calcext:value-type="string">
            <office:annotation draw:style-name="gr1" draw:text-style-name="P2" svg:width="2.899cm" svg:height="1.799cm" svg:x="16.263cm" svg:y="0.306cm" draw:caption-point-x="-0.61cm" draw:caption-point-y="1.51cm">
              <dc:creator>RJ</dc:creator>
              <dc:date>2022-10-06T00:00:00</dc:date>
              <text:p text:style-name="P1"><text:span text:style-name="T1">Spalte Gewichtung multipliziert mit Bewertung</text:span></text:p>
            </office:annotation>
            <text:p>Bewertung</text:p>
          </table:table-cell>
          <table:table-cell table:style-name="ce7" office:value-type="string" calcext:value-type="string">
            <text:p>Grund</text:p>
          </table:table-cell>
          <table:table-cell table:style-name="ce7" table:formula="of:=[.F5]" office:value-type="string" office:string-value="Erfüllung %" calcext:value-type="string">
            <text:p>Erfüllung %</text:p>
          </table:table-cell>
          <table:table-cell table:style-name="ce32" office:value-type="string" calcext:value-type="string">
            <text:p>Bewertung</text:p>
          </table:table-cell>
          <table:table-cell table:style-name="ce7" office:value-type="string" calcext:value-type="string">
            <text:p>Grund</text:p>
          </table:table-cell>
          <table:table-cell table:style-name="ce7" table:formula="of:=[.I5]" office:value-type="string" office:string-value="Erfüllung %" calcext:value-type="string">
            <text:p>Erfüllung %</text:p>
          </table:table-cell>
          <table:table-cell table:style-name="ce32" office:value-type="string" calcext:value-type="string">
            <office:annotation draw:style-name="gr1" draw:text-style-name="P2" svg:width="2.899cm" svg:height="1.799cm" svg:x="31.546cm" svg:y="0.306cm" draw:caption-point-x="-0.61cm" draw:caption-point-y="1.51cm">
              <dc:creator>RJ</dc:creator>
              <dc:date>2022-10-06T00:00:00</dc:date>
              <text:p text:style-name="P1"><text:span text:style-name="T1">Spalte Gewichtung multipliziert mit Bewertung</text:span></text:p>
            </office:annotation>
            <text:p>Bewertung</text:p>
          </table:table-cell>
          <table:table-cell table:style-name="ce7" office:value-type="string" calcext:value-type="string">
            <text:p>Grund</text:p>
          </table:table-cell>
          <table:table-cell table:style-name="ce7" table:formula="of:=[.L5]" office:value-type="string" office:string-value="Erfüllung %" calcext:value-type="string">
            <text:p>Erfüllung %</text:p>
          </table:table-cell>
          <table:table-cell table:style-name="ce32" office:value-type="string" calcext:value-type="string">
            <office:annotation draw:style-name="gr1" draw:text-style-name="P2" svg:width="2.899cm" svg:height="1.799cm" svg:x="39.187cm" svg:y="0.306cm" draw:caption-point-x="-0.61cm" draw:caption-point-y="1.51cm">
              <dc:creator>RJ</dc:creator>
              <dc:date>2022-10-06T00:00:00</dc:date>
              <text:p text:style-name="P1"><text:span text:style-name="T1">Spalte Gewichtung multipliziert mit Bewertung</text:span></text:p>
            </office:annotation>
            <text:p>Bewertung</text:p>
          </table:table-cell>
          <table:table-cell table:style-name="ce7" office:value-type="string" calcext:value-type="string">
            <text:p>Grund</text:p>
          </table:table-cell>
          <table:table-cell table:style-name="ce7" table:formula="of:=[.O5]" office:value-type="string" office:string-value="Erfüllung %" calcext:value-type="string">
            <text:p>Erfüllung %</text:p>
          </table:table-cell>
          <table:table-cell table:style-name="ce32" office:value-type="string" calcext:value-type="string">
            <office:annotation draw:style-name="gr1" draw:text-style-name="P2" svg:width="2.899cm" svg:height="1.799cm" svg:x="46.828cm" svg:y="0.306cm" draw:caption-point-x="-0.61cm" draw:caption-point-y="1.51cm">
              <dc:creator>RJ</dc:creator>
              <dc:date>2022-10-06T00:00:00</dc:date>
              <text:p text:style-name="P1"><text:span text:style-name="T1">Spalte Gewichtung multipliziert mit Bewertung</text:span></text:p>
            </office:annotation>
            <text:p>Bewertung</text:p>
          </table:table-cell>
          <table:table-cell table:style-name="ce3" table:number-columns-repeated="1636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9" office:value-type="string" calcext:value-type="string">
            <text:p>Liter 100/km (&lt;5l:100 / &gt;9l:0)</text:p>
          </table:table-cell>
          <table:table-cell table:style-name="ce39" office:value-type="float" office:value="35" calcext:value-type="float">
            <text:p>35</text:p>
          </table:table-cell>
          <table:table-cell table:style-name="ce18" table:formula="of:=IF([.C6]=&quot;&quot;;&quot;&quot;;[.C6]/[.$C$21])" office:value-type="percentage" office:value="0.35" calcext:value-type="percentage">
            <text:p>35,00 %</text:p>
          </table:table-cell>
          <table:table-cell table:style-name="ce24" office:value-type="string" calcext:value-type="string">
            <office:annotation draw:style-name="gr3" draw:text-style-name="P6" svg:width="2.899cm" svg:height="2.406cm" svg:x="12.575cm" svg:y="0.758cm" draw:caption-point-x="-0.61cm" draw:caption-point-y="1.51cm">
              <dc:creator>RJ</dc:creator>
              <dc:date>2022-10-06T00:00:00</dc:date>
              <text:p text:style-name="P5"><text:span text:style-name="T1">Von 5l bis 9l sind 4l Spielraum...bei 10 Stufen 10% je 400 ml macht bei 6l 2,5*400 ml also 100-25% ~ 75%</text:span></text:p>
              <text:p text:style-name="P5"><text:span text:style-name="T1"/></text:p>
            </office:annotation>
            <text:p>6 Liter auf 100</text:p>
          </table:table-cell>
          <table:table-cell table:style-name="ce39" table:content-validation-name="val1" office:value-type="float" office:value="75" calcext:value-type="float">
            <text:p>75</text:p>
          </table:table-cell>
          <table:table-cell table:style-name="ce33" table:formula="of:=IF([.$D6]=&quot;&quot;;&quot;&quot;;IF([.F6]*[.$D6]&gt;0;[.$D6]*[.F6];&quot;&quot;))" office:value-type="float" office:value="26.25" calcext:value-type="float">
            <text:p>26,25</text:p>
          </table:table-cell>
          <table:table-cell table:style-name="ce24" office:value-type="string" calcext:value-type="string">
            <text:p>5,4l /100km</text:p>
          </table:table-cell>
          <table:table-cell table:style-name="ce39" table:content-validation-name="val1" office:value-type="float" office:value="90" calcext:value-type="float">
            <text:p>90</text:p>
          </table:table-cell>
          <table:table-cell table:style-name="ce33" table:formula="of:=IF([.$D6]=&quot;&quot;;&quot;&quot;;IF([.I6]*[.$D6]&gt;0;[.$D6]*[.I6];&quot;&quot;))" office:value-type="float" office:value="31.5" calcext:value-type="float">
            <text:p>31,50</text:p>
          </table:table-cell>
          <table:table-cell table:style-name="ce24"/>
          <table:table-cell table:style-name="ce39" table:content-validation-name="val1"/>
          <table:table-cell table:style-name="ce33" table:formula="of:=IF([.$D6]=&quot;&quot;;&quot;&quot;;IF([.L6]*[.$D6]&gt;0;[.$D6]*[.L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6]=&quot;&quot;;&quot;&quot;;IF([.O6]*[.$D6]&gt;0;[.$D6]*[.O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6]=&quot;&quot;;&quot;&quot;;IF([.R6]*[.$D6]&gt;0;[.$D6]*[.R6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40" office:value-type="string" calcext:value-type="string">
            <text:p>Vol. Kofferr. (&gt;500l:100 / &lt;300l:0)</text:p>
          </table:table-cell>
          <table:table-cell table:style-name="ce40" office:value-type="float" office:value="15" calcext:value-type="float">
            <text:p>15</text:p>
          </table:table-cell>
          <table:table-cell table:style-name="ce19" table:formula="of:=IF([.C7]=&quot;&quot;;&quot;&quot;;[.C7]/[.$C$21])" office:value-type="percentage" office:value="0.15" calcext:value-type="percentage">
            <text:p>15,00 %</text:p>
          </table:table-cell>
          <table:table-cell table:style-name="ce25" office:value-type="string" calcext:value-type="string">
            <office:annotation draw:style-name="gr4" draw:text-style-name="P8" svg:width="2.899cm" svg:height="2.721cm" svg:x="12.575cm" svg:y="1.209cm" draw:caption-point-x="-0.61cm" draw:caption-point-y="1.51cm">
              <dc:creator>RJ</dc:creator>
              <dc:date>2022-10-06T00:00:00</dc:date>
              <text:p text:style-name="P7"><text:span text:style-name="T1">Von 500 bis 300 Liter sind 200 Liter Spielraum. Demnach je 20Liter weniger -1 macht bei 80 Liter weniger 10 -3=7</text:span></text:p>
              <text:p text:style-name="P7"><text:span text:style-name="T1"/></text:p>
            </office:annotation>
            <text:p>420</text:p>
          </table:table-cell>
          <table:table-cell table:style-name="ce40" table:content-validation-name="val1" office:value-type="float" office:value="70" calcext:value-type="float">
            <text:p>70</text:p>
          </table:table-cell>
          <table:table-cell table:style-name="ce34" table:formula="of:=IF([.$D7]=&quot;&quot;;&quot;&quot;;IF([.F7]*[.$D7]&gt;0;[.$D7]*[.F7];&quot;&quot;))" office:value-type="float" office:value="10.5" calcext:value-type="float">
            <text:p>10,50</text:p>
          </table:table-cell>
          <table:table-cell table:style-name="ce25" office:value-type="string" calcext:value-type="string">
            <text:p>360</text:p>
          </table:table-cell>
          <table:table-cell table:style-name="ce40" table:content-validation-name="val1" office:value-type="float" office:value="30" calcext:value-type="float">
            <text:p>30</text:p>
          </table:table-cell>
          <table:table-cell table:style-name="ce34" table:formula="of:=IF([.$D7]=&quot;&quot;;&quot;&quot;;IF([.I7]*[.$D7]&gt;0;[.$D7]*[.I7];&quot;&quot;))" office:value-type="float" office:value="4.5" calcext:value-type="float">
            <text:p>4,50</text:p>
          </table:table-cell>
          <table:table-cell table:style-name="ce25"/>
          <table:table-cell table:style-name="ce40" table:content-validation-name="val1"/>
          <table:table-cell table:style-name="ce34" table:formula="of:=IF([.$D7]=&quot;&quot;;&quot;&quot;;IF([.L7]*[.$D7]&gt;0;[.$D7]*[.L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7]=&quot;&quot;;&quot;&quot;;IF([.O7]*[.$D7]&gt;0;[.$D7]*[.O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7]=&quot;&quot;;&quot;&quot;;IF([.R7]*[.$D7]&gt;0;[.$D7]*[.R7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9" office:value-type="string" calcext:value-type="string">
            <text:p>Kaufpreis (&lt;10k€: 100 / &gt;40k€: 0)</text:p>
          </table:table-cell>
          <table:table-cell table:style-name="ce39" office:value-type="float" office:value="20" calcext:value-type="float">
            <text:p>20</text:p>
          </table:table-cell>
          <table:table-cell table:style-name="ce18" table:formula="of:=IF([.C8]=&quot;&quot;;&quot;&quot;;[.C8]/[.$C$21])" office:value-type="percentage" office:value="0.2" calcext:value-type="percentage">
            <text:p>20,00 %</text:p>
          </table:table-cell>
          <table:table-cell table:style-name="ce24" office:value-type="string" calcext:value-type="string">
            <office:annotation draw:style-name="gr4" draw:text-style-name="P8" svg:width="2.899cm" svg:height="2.721cm" svg:x="12.575cm" svg:y="1.661cm" draw:caption-point-x="-0.61cm" draw:caption-point-y="1.51cm">
              <dc:creator>RJ</dc:creator>
              <dc:date>2022-10-06T00:00:00</dc:date>
              <text:p text:style-name="P7"><text:span text:style-name="T1">Von 10k€ bis 40k€ mach 30000€ Spielraum /10 = 3000€teurer -1 Punkt</text:span><text:span text:style-name="T1"><text:line-break/></text:span><text:span text:style-name="T1">also 10-7=3</text:span></text:p>
              <text:p text:style-name="P7"><text:span text:style-name="T1"/></text:p>
              <text:p text:style-name="P7"><text:span text:style-name="T1"/></text:p>
            </office:annotation>
            <text:p>31k€</text:p>
          </table:table-cell>
          <table:table-cell table:style-name="ce39" table:content-validation-name="val1" office:value-type="float" office:value="30" calcext:value-type="float">
            <text:p>30</text:p>
          </table:table-cell>
          <table:table-cell table:style-name="ce33" table:formula="of:=IF([.$D8]=&quot;&quot;;&quot;&quot;;IF([.F8]*[.$D8]&gt;0;[.$D8]*[.F8];&quot;&quot;))" office:value-type="float" office:value="6" calcext:value-type="float">
            <text:p>6,00</text:p>
          </table:table-cell>
          <table:table-cell table:style-name="ce24" office:value-type="string" calcext:value-type="string">
            <text:p>22k@</text:p>
          </table:table-cell>
          <table:table-cell table:style-name="ce39" table:content-validation-name="val1" office:value-type="float" office:value="70" calcext:value-type="float">
            <text:p>70</text:p>
          </table:table-cell>
          <table:table-cell table:style-name="ce33" table:formula="of:=IF([.$D8]=&quot;&quot;;&quot;&quot;;IF([.I8]*[.$D8]&gt;0;[.$D8]*[.I8];&quot;&quot;))" office:value-type="float" office:value="14" calcext:value-type="float">
            <text:p>14,00</text:p>
          </table:table-cell>
          <table:table-cell table:style-name="ce24"/>
          <table:table-cell table:style-name="ce39" table:content-validation-name="val1"/>
          <table:table-cell table:style-name="ce33" table:formula="of:=IF([.$D8]=&quot;&quot;;&quot;&quot;;IF([.L8]*[.$D8]&gt;0;[.$D8]*[.L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8]=&quot;&quot;;&quot;&quot;;IF([.O8]*[.$D8]&gt;0;[.$D8]*[.O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8]=&quot;&quot;;&quot;&quot;;IF([.R8]*[.$D8]&gt;0;[.$D8]*[.R8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40" office:value-type="string" calcext:value-type="string">
            <text:p>Benziner (ja: 100 / nein: 0)</text:p>
          </table:table-cell>
          <table:table-cell table:style-name="ce40" office:value-type="float" office:value="10" calcext:value-type="float">
            <text:p>10</text:p>
          </table:table-cell>
          <table:table-cell table:style-name="ce19" table:formula="of:=IF([.C9]=&quot;&quot;;&quot;&quot;;[.C9]/[.$C$21])" office:value-type="percentage" office:value="0.1" calcext:value-type="percentage">
            <text:p>10,00 %</text:p>
          </table:table-cell>
          <table:table-cell table:style-name="ce25" office:value-type="string" calcext:value-type="string">
            <text:p>ja</text:p>
          </table:table-cell>
          <table:table-cell table:style-name="ce40" table:content-validation-name="val1" office:value-type="float" office:value="100" calcext:value-type="float">
            <text:p>100</text:p>
          </table:table-cell>
          <table:table-cell table:style-name="ce34" table:formula="of:=IF([.$D9]=&quot;&quot;;&quot;&quot;;IF([.F9]*[.$D9]&gt;0;[.$D9]*[.F9];&quot;&quot;))" office:value-type="float" office:value="10" calcext:value-type="float">
            <text:p>10,00</text:p>
          </table:table-cell>
          <table:table-cell table:style-name="ce25" office:value-type="string" calcext:value-type="string">
            <text:p>nein</text:p>
          </table:table-cell>
          <table:table-cell table:style-name="ce40" table:content-validation-name="val1" office:value-type="float" office:value="0" calcext:value-type="float">
            <text:p>0</text:p>
          </table:table-cell>
          <table:table-cell table:style-name="ce34" table:formula="of:=IF([.$D9]=&quot;&quot;;&quot;&quot;;IF([.I9]*[.$D9]&gt;0;[.$D9]*[.I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9]=&quot;&quot;;&quot;&quot;;IF([.L9]*[.$D9]&gt;0;[.$D9]*[.L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9]=&quot;&quot;;&quot;&quot;;IF([.O9]*[.$D9]&gt;0;[.$D9]*[.O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9]=&quot;&quot;;&quot;&quot;;IF([.R9]*[.$D9]&gt;0;[.$D9]*[.R9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9" office:value-type="string" calcext:value-type="string">
            <text:p>5-Sitzer (ja: 100 / nein: 0)</text:p>
          </table:table-cell>
          <table:table-cell table:style-name="ce39" office:value-type="float" office:value="10" calcext:value-type="float">
            <text:p>10</text:p>
          </table:table-cell>
          <table:table-cell table:style-name="ce18" table:formula="of:=IF([.C10]=&quot;&quot;;&quot;&quot;;[.C10]/[.$C$21])" office:value-type="percentage" office:value="0.1" calcext:value-type="percentage">
            <text:p>10,00 %</text:p>
          </table:table-cell>
          <table:table-cell table:style-name="ce24" office:value-type="string" calcext:value-type="string">
            <text:p>ja</text:p>
          </table:table-cell>
          <table:table-cell table:style-name="ce39" table:content-validation-name="val1" office:value-type="float" office:value="100" calcext:value-type="float">
            <text:p>100</text:p>
          </table:table-cell>
          <table:table-cell table:style-name="ce33" table:formula="of:=IF([.$D10]=&quot;&quot;;&quot;&quot;;IF([.F10]*[.$D10]&gt;0;[.$D10]*[.F10];&quot;&quot;))" office:value-type="float" office:value="10" calcext:value-type="float">
            <text:p>10,00</text:p>
          </table:table-cell>
          <table:table-cell table:style-name="ce24" office:value-type="string" calcext:value-type="string">
            <text:p>ja</text:p>
          </table:table-cell>
          <table:table-cell table:style-name="ce39" table:content-validation-name="val1" office:value-type="float" office:value="100" calcext:value-type="float">
            <text:p>100</text:p>
          </table:table-cell>
          <table:table-cell table:style-name="ce33" table:formula="of:=IF([.$D10]=&quot;&quot;;&quot;&quot;;IF([.I10]*[.$D10]&gt;0;[.$D10]*[.I10];&quot;&quot;))" office:value-type="float" office:value="10" calcext:value-type="float">
            <text:p>10,00</text:p>
          </table:table-cell>
          <table:table-cell table:style-name="ce24"/>
          <table:table-cell table:style-name="ce39" table:content-validation-name="val1"/>
          <table:table-cell table:style-name="ce33" table:formula="of:=IF([.$D10]=&quot;&quot;;&quot;&quot;;IF([.L10]*[.$D10]&gt;0;[.$D10]*[.L1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0]=&quot;&quot;;&quot;&quot;;IF([.O10]*[.$D10]&gt;0;[.$D10]*[.O1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0]=&quot;&quot;;&quot;&quot;;IF([.R10]*[.$D10]&gt;0;[.$D10]*[.R10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40" office:value-type="string" calcext:value-type="string">
            <text:p>5-Türer (ja: 100 / nein: 0)</text:p>
          </table:table-cell>
          <table:table-cell table:style-name="ce40" office:value-type="float" office:value="10" calcext:value-type="float">
            <text:p>10</text:p>
          </table:table-cell>
          <table:table-cell table:style-name="ce19" table:formula="of:=IF([.C11]=&quot;&quot;;&quot;&quot;;[.C11]/[.$C$21])" office:value-type="percentage" office:value="0.1" calcext:value-type="percentage">
            <text:p>10,00 %</text:p>
          </table:table-cell>
          <table:table-cell table:style-name="ce25" office:value-type="string" calcext:value-type="string">
            <text:p>nein</text:p>
          </table:table-cell>
          <table:table-cell table:style-name="ce40" table:content-validation-name="val1" office:value-type="float" office:value="0" calcext:value-type="float">
            <text:p>0</text:p>
          </table:table-cell>
          <table:table-cell table:style-name="ce34" table:formula="of:=IF([.$D11]=&quot;&quot;;&quot;&quot;;IF([.F11]*[.$D11]&gt;0;[.$D11]*[.F11];&quot;&quot;))">
            <text:p/>
          </table:table-cell>
          <table:table-cell table:style-name="ce25" office:value-type="string" calcext:value-type="string">
            <text:p>ja</text:p>
          </table:table-cell>
          <table:table-cell table:style-name="ce40" table:content-validation-name="val1" office:value-type="float" office:value="100" calcext:value-type="float">
            <text:p>100</text:p>
          </table:table-cell>
          <table:table-cell table:style-name="ce34" table:formula="of:=IF([.$D11]=&quot;&quot;;&quot;&quot;;IF([.I11]*[.$D11]&gt;0;[.$D11]*[.I11];&quot;&quot;))" office:value-type="float" office:value="10" calcext:value-type="float">
            <text:p>10,00</text:p>
          </table:table-cell>
          <table:table-cell table:style-name="ce25"/>
          <table:table-cell table:style-name="ce40" table:content-validation-name="val1"/>
          <table:table-cell table:style-name="ce34" table:formula="of:=IF([.$D11]=&quot;&quot;;&quot;&quot;;IF([.L11]*[.$D11]&gt;0;[.$D11]*[.L11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1]=&quot;&quot;;&quot;&quot;;IF([.O11]*[.$D11]&gt;0;[.$D11]*[.O11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1]=&quot;&quot;;&quot;&quot;;IF([.R11]*[.$D11]&gt;0;[.$D11]*[.R11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9" table:number-columns-repeated="2"/>
          <table:table-cell table:style-name="ce18" table:formula="of:=IF([.C12]=&quot;&quot;;&quot;&quot;;[.C12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2]=&quot;&quot;;&quot;&quot;;IF([.F12]*[.$D12]&gt;0;[.$D12]*[.F12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2]=&quot;&quot;;&quot;&quot;;IF([.I12]*[.$D12]&gt;0;[.$D12]*[.I12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2]=&quot;&quot;;&quot;&quot;;IF([.L12]*[.$D12]&gt;0;[.$D12]*[.L12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2]=&quot;&quot;;&quot;&quot;;IF([.O12]*[.$D12]&gt;0;[.$D12]*[.O12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2]=&quot;&quot;;&quot;&quot;;IF([.R12]*[.$D12]&gt;0;[.$D12]*[.R12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40" table:number-columns-repeated="2"/>
          <table:table-cell table:style-name="ce19" table:formula="of:=IF([.C13]=&quot;&quot;;&quot;&quot;;[.C13]/[.$C$21]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3]=&quot;&quot;;&quot;&quot;;IF([.F13]*[.$D13]&gt;0;[.$D13]*[.F13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3]=&quot;&quot;;&quot;&quot;;IF([.I13]*[.$D13]&gt;0;[.$D13]*[.I13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3]=&quot;&quot;;&quot;&quot;;IF([.L13]*[.$D13]&gt;0;[.$D13]*[.L13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3]=&quot;&quot;;&quot;&quot;;IF([.O13]*[.$D13]&gt;0;[.$D13]*[.O13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3]=&quot;&quot;;&quot;&quot;;IF([.R13]*[.$D13]&gt;0;[.$D13]*[.R13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9" table:number-columns-repeated="2"/>
          <table:table-cell table:style-name="ce18" table:formula="of:=IF([.C14]=&quot;&quot;;&quot;&quot;;[.C14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4]=&quot;&quot;;&quot;&quot;;IF([.F14]*[.$D14]&gt;0;[.$D14]*[.F14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4]=&quot;&quot;;&quot;&quot;;IF([.I14]*[.$D14]&gt;0;[.$D14]*[.I14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4]=&quot;&quot;;&quot;&quot;;IF([.L14]*[.$D14]&gt;0;[.$D14]*[.L14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4]=&quot;&quot;;&quot;&quot;;IF([.O14]*[.$D14]&gt;0;[.$D14]*[.O14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4]=&quot;&quot;;&quot;&quot;;IF([.R14]*[.$D14]&gt;0;[.$D14]*[.R14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40" table:number-columns-repeated="2"/>
          <table:table-cell table:style-name="ce19" table:formula="of:=IF([.C15]=&quot;&quot;;&quot;&quot;;[.C15]/[.$C$21]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5]=&quot;&quot;;&quot;&quot;;IF([.F15]*[.$D15]&gt;0;[.$D15]*[.F15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5]=&quot;&quot;;&quot;&quot;;IF([.I15]*[.$D15]&gt;0;[.$D15]*[.I15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5]=&quot;&quot;;&quot;&quot;;IF([.L15]*[.$D15]&gt;0;[.$D15]*[.L15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5]=&quot;&quot;;&quot;&quot;;IF([.O15]*[.$D15]&gt;0;[.$D15]*[.O15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5]=&quot;&quot;;&quot;&quot;;IF([.R15]*[.$D15]&gt;0;[.$D15]*[.R15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9" table:number-columns-repeated="2"/>
          <table:table-cell table:style-name="ce18" table:formula="of:=IF([.C16]=&quot;&quot;;&quot;&quot;;[.C16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6]=&quot;&quot;;&quot;&quot;;IF([.F16]*[.$D16]&gt;0;[.$D16]*[.F1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6]=&quot;&quot;;&quot;&quot;;IF([.I16]*[.$D16]&gt;0;[.$D16]*[.I1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6]=&quot;&quot;;&quot;&quot;;IF([.L16]*[.$D16]&gt;0;[.$D16]*[.L1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6]=&quot;&quot;;&quot;&quot;;IF([.O16]*[.$D16]&gt;0;[.$D16]*[.O16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6]=&quot;&quot;;&quot;&quot;;IF([.R16]*[.$D16]&gt;0;[.$D16]*[.R16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40" table:number-columns-repeated="2"/>
          <table:table-cell table:style-name="ce19" table:formula="of:=IF([.C17]=&quot;&quot;;&quot;&quot;;[.C17]/[.$C$21]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7]=&quot;&quot;;&quot;&quot;;IF([.F17]*[.$D17]&gt;0;[.$D17]*[.F1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7]=&quot;&quot;;&quot;&quot;;IF([.I17]*[.$D17]&gt;0;[.$D17]*[.I1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7]=&quot;&quot;;&quot;&quot;;IF([.L17]*[.$D17]&gt;0;[.$D17]*[.L1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7]=&quot;&quot;;&quot;&quot;;IF([.O17]*[.$D17]&gt;0;[.$D17]*[.O17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7]=&quot;&quot;;&quot;&quot;;IF([.R17]*[.$D17]&gt;0;[.$D17]*[.R17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9" table:number-columns-repeated="2"/>
          <table:table-cell table:style-name="ce18" table:formula="of:=IF([.C18]=&quot;&quot;;&quot;&quot;;[.C18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F18]*[.$D18]&gt;0;[.$D18]*[.F1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I18]*[.$D18]&gt;0;[.$D18]*[.I1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L18]*[.$D18]&gt;0;[.$D18]*[.L1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O18]*[.$D18]&gt;0;[.$D18]*[.O18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18]=&quot;&quot;;&quot;&quot;;IF([.R18]*[.$D18]&gt;0;[.$D18]*[.R18];&quot;&quot;))">
            <text:p/>
          </table:table-cell>
          <table:table-cell table:number-columns-repeated="1636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40" table:number-columns-repeated="2"/>
          <table:table-cell table:style-name="ce19" table:formula="of:=IF([.C19]=&quot;&quot;;&quot;&quot;;[.C19]/[.$C$21]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F19]*[.$D19]&gt;0;[.$D19]*[.F1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I19]*[.$D19]&gt;0;[.$D19]*[.I1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L19]*[.$D19]&gt;0;[.$D19]*[.L1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O19]*[.$D19]&gt;0;[.$D19]*[.O19];&quot;&quot;))">
            <text:p/>
          </table:table-cell>
          <table:table-cell table:style-name="ce25"/>
          <table:table-cell table:style-name="ce40" table:content-validation-name="val1"/>
          <table:table-cell table:style-name="ce34" table:formula="of:=IF([.$D19]=&quot;&quot;;&quot;&quot;;IF([.R19]*[.$D19]&gt;0;[.$D19]*[.R19];&quot;&quot;))">
            <text:p/>
          </table:table-cell>
          <table:table-cell table:number-columns-repeated="1636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9" table:number-columns-repeated="2"/>
          <table:table-cell table:style-name="ce18" table:formula="of:=IF([.C20]=&quot;&quot;;&quot;&quot;;[.C20]/[.$C$21]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F20]*[.$D20]&gt;0;[.$D20]*[.F2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I20]*[.$D20]&gt;0;[.$D20]*[.I2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L20]*[.$D20]&gt;0;[.$D20]*[.L2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O20]*[.$D20]&gt;0;[.$D20]*[.O20];&quot;&quot;))">
            <text:p/>
          </table:table-cell>
          <table:table-cell table:style-name="ce24"/>
          <table:table-cell table:style-name="ce39" table:content-validation-name="val1"/>
          <table:table-cell table:style-name="ce33" table:formula="of:=IF([.$D20]=&quot;&quot;;&quot;&quot;;IF([.R20]*[.$D20]&gt;0;[.$D20]*[.R20];&quot;&quot;))">
            <text:p/>
          </table:table-cell>
          <table:table-cell table:number-columns-repeated="16365"/>
        </table:table-row>
        <table:table-row table:style-name="ro2">
          <table:table-cell/>
          <table:table-cell table:style-name="ce10" office:value-type="string" calcext:value-type="string">
            <text:p><text:span text:style-name="T2">∑ </text:span>Gewichtung:</text:p>
          </table:table-cell>
          <table:table-cell table:style-name="ce14" table:formula="of:=IF(SUM([.C6:.C20])&gt;0;SUM([.C6:.C20]);&quot;&quot;)" office:value-type="float" office:value="100" calcext:value-type="float">
            <text:p>100</text:p>
          </table:table-cell>
          <table:table-cell table:style-name="ce77" table:formula="of:=IF(SUM([.D6:.D20])=0;&quot;&quot;;SUM([.D6:.D20]))" office:value-type="percentage" office:value="1" calcext:value-type="percentage">
            <text:p>100,00 %</text:p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G6:.G20])=0;&quot;&quot;;SUM([.G6:.G20]))" office:value-type="float" office:value="62.75" calcext:value-type="float">
            <text:p>62,75</text:p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J6:.J20])=0;&quot;&quot;;SUM([.J6:.J20]))" office:value-type="float" office:value="70" calcext:value-type="float">
            <text:p>70,00</text:p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M6:.M20])=0;&quot;&quot;;SUM([.M6:.M20]))">
            <text:p/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P6:.P20])=0;&quot;&quot;;SUM([.P6:.P20]))">
            <text:p/>
          </table:table-cell>
          <table:table-cell table:style-name="ce26"/>
          <table:table-cell table:style-name="ce10" office:value-type="string" calcext:value-type="string">
            <text:p><text:span text:style-name="T3">∑ </text:span>Bewertung:</text:p>
          </table:table-cell>
          <table:table-cell table:style-name="ce35" table:formula="of:=IF(SUM([.S6:.S20])=0;&quot;&quot;;SUM([.S6:.S20]))">
            <text:p/>
          </table:table-cell>
          <table:table-cell table:style-name="ce3" table:number-columns-repeated="16365"/>
        </table:table-row>
        <table:table-row table:style-name="ro1">
          <table:table-cell table:style-name="ce6"/>
          <table:table-cell table:style-name="ce11" table:number-columns-repeated="2"/>
          <table:table-cell table:number-columns-repeated="16381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and the Winner is:</text:p>
          </table:table-cell>
          <table:covered-table-cell table:style-name="Default"/>
          <table:table-cell table:style-name="ce21" office:value-type="string" calcext:value-type="string" table:number-columns-spanned="2" table:number-rows-spanned="1">
            <text:p>Kandidat</text:p>
          </table:table-cell>
          <table:covered-table-cell table:style-name="ce7"/>
          <table:table-cell table:style-name="ce7" office:value-type="string" calcext:value-type="string">
            <text:p><text:span text:style-name="T4">∑ </text:span><text:span text:style-name="T5">Bewertung:</text:span></text:p>
          </table:table-cell>
          <table:table-cell table:style-name="ce32" office:value-type="string" calcext:value-type="string">
            <text:p>Rang</text:p>
          </table:table-cell>
          <table:table-cell table:style-name="Default" table:number-columns-repeated="4"/>
          <table:table-cell table:style-name="ce29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75" table:formula="of:=IF([.G24]=1;&quot;----------&gt;&quot;;&quot;&quot;)" table:number-columns-spanned="2" table:number-rows-spanned="1">
            <text:p/>
          </table:table-cell>
          <table:covered-table-cell table:style-name="Default"/>
          <table:table-cell table:style-name="ce78" office:value-type="float" office:value="1" calcext:value-type="float">
            <text:p>1</text:p>
          </table:table-cell>
          <table:table-cell table:style-name="ce78" table:formula="of:=IF([.F$4]=&quot;&quot;;&quot;&quot;;[.F$4])" office:value-type="string" office:string-value="Auto a" calcext:value-type="string">
            <text:p>Auto a</text:p>
          </table:table-cell>
          <table:table-cell table:style-name="ce79" table:formula="of:=IF([.G$21]=&quot;&quot;;&quot;&quot;;[.G$21])" office:value-type="float" office:value="62.75" calcext:value-type="float">
            <text:p>62,75</text:p>
          </table:table-cell>
          <table:table-cell table:style-name="ce80" table:formula="of:=IF([.E24]=&quot;&quot;;&quot;&quot;;RANK([.F24];[.$F$24:.$F$28];0))" office:value-type="float" office:value="2" calcext:value-type="float">
            <text:p>2</text:p>
          </table:table-cell>
          <table:table-cell table:style-name="Default" table:number-columns-repeated="4"/>
          <table:table-cell table:style-name="ce29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76" table:formula="of:=IF([.G25]=1;&quot;----------&gt;&quot;;&quot;&quot;)" office:value-type="string" office:string-value="----------&gt;" calcext:value-type="string" table:number-columns-spanned="2" table:number-rows-spanned="1">
            <text:p>----------&gt;</text:p>
          </table:table-cell>
          <table:covered-table-cell table:style-name="Default"/>
          <table:table-cell table:style-name="ce78" office:value-type="float" office:value="2" calcext:value-type="float">
            <text:p>2</text:p>
          </table:table-cell>
          <table:table-cell table:style-name="ce78" table:formula="of:=IF([.I$4]=&quot;&quot;;&quot;&quot;;[.I$4])" office:value-type="string" office:string-value="Auto b" calcext:value-type="string">
            <text:p>Auto b</text:p>
          </table:table-cell>
          <table:table-cell table:style-name="ce79" table:formula="of:=IF([.J$21]=&quot;&quot;;&quot;&quot;;[.J$21])" office:value-type="float" office:value="70" calcext:value-type="float">
            <text:p>70,00</text:p>
          </table:table-cell>
          <table:table-cell table:style-name="ce80" table:formula="of:=IF([.E25]=&quot;&quot;;&quot;&quot;;RANK([.F25];[.$F$24:.$F$28];0))" office:value-type="float" office:value="1" calcext:value-type="float">
            <text:p>1</text:p>
          </table:table-cell>
          <table:table-cell table:style-name="Default" table:number-columns-repeated="4"/>
          <table:table-cell table:style-name="ce29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76" table:formula="of:=IF([.G26]=1;&quot;----------&gt;&quot;;&quot;&quot;)" table:number-columns-spanned="2" table:number-rows-spanned="1">
            <text:p/>
          </table:table-cell>
          <table:covered-table-cell table:style-name="Default"/>
          <table:table-cell table:style-name="ce78" office:value-type="float" office:value="3" calcext:value-type="float">
            <text:p>3</text:p>
          </table:table-cell>
          <table:table-cell table:style-name="ce78" table:formula="of:=IF([.L$4]=&quot;&quot;;&quot;&quot;;[.L$4])">
            <text:p/>
          </table:table-cell>
          <table:table-cell table:style-name="ce79" table:formula="of:=IF([.M$21]=&quot;&quot;;&quot;&quot;;[.M$21])">
            <text:p/>
          </table:table-cell>
          <table:table-cell table:style-name="ce80" table:formula="of:=IF([.E26]=&quot;&quot;;&quot;&quot;;RANK([.F26];[.$F$24:.$F$28];0))">
            <text:p/>
          </table:table-cell>
          <table:table-cell table:style-name="Default" table:number-columns-repeated="4"/>
          <table:table-cell table:style-name="ce29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76" table:formula="of:=IF([.G27]=1;&quot;----------&gt;&quot;;&quot;&quot;)" table:number-columns-spanned="2" table:number-rows-spanned="1">
            <text:p/>
          </table:table-cell>
          <table:covered-table-cell table:style-name="Default"/>
          <table:table-cell table:style-name="ce78" office:value-type="float" office:value="4" calcext:value-type="float">
            <text:p>4</text:p>
          </table:table-cell>
          <table:table-cell table:style-name="ce78" table:formula="of:=IF([.O$4]=&quot;&quot;;&quot;&quot;;[.O$4])">
            <text:p/>
          </table:table-cell>
          <table:table-cell table:style-name="ce79" table:formula="of:=IF([.P$21]=&quot;&quot;;&quot;&quot;;[.P$21])">
            <text:p/>
          </table:table-cell>
          <table:table-cell table:style-name="ce80" table:formula="of:=IF([.E27]=&quot;&quot;;&quot;&quot;;RANK([.F27];[.$F$24:.$F$28];0))">
            <text:p/>
          </table:table-cell>
          <table:table-cell table:style-name="Default" table:number-columns-repeated="4"/>
          <table:table-cell table:style-name="ce29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>
          <table:table-cell/>
          <table:table-cell table:style-name="ce76" table:formula="of:=IF([.G28]=1;&quot;----------&gt;&quot;;&quot;&quot;)" table:number-columns-spanned="2" table:number-rows-spanned="1">
            <text:p/>
          </table:table-cell>
          <table:covered-table-cell table:style-name="Default"/>
          <table:table-cell table:style-name="ce78" office:value-type="float" office:value="5" calcext:value-type="float">
            <text:p>5</text:p>
          </table:table-cell>
          <table:table-cell table:style-name="ce78" table:formula="of:=IF([.R$4]=&quot;&quot;;&quot;&quot;;[.R$4])">
            <text:p/>
          </table:table-cell>
          <table:table-cell table:style-name="ce79" table:formula="of:=IF([.S$21]=&quot;&quot;;&quot;&quot;;[.S$21])">
            <text:p/>
          </table:table-cell>
          <table:table-cell table:style-name="ce80" table:formula="of:=IF([.E28]=&quot;&quot;;&quot;&quot;;RANK([.F28];[.$F$24:.$F$28];0))">
            <text:p/>
          </table:table-cell>
          <table:table-cell table:style-name="Default" table:number-columns-repeated="4"/>
          <table:table-cell table:style-name="ce29"/>
          <table:table-cell table:style-name="ce38"/>
          <table:table-cell/>
          <table:table-cell table:style-name="ce29"/>
          <table:table-cell table:style-name="ce38"/>
          <table:table-cell/>
          <table:table-cell table:style-name="ce29"/>
          <table:table-cell table:style-name="ce38"/>
          <table:table-cell table:number-columns-repeated="16364"/>
          <table:table-cell table:style-name="Default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Beispiel Auto'.B24:'Beispiel Auto'.B28">
            <calcext:condition calcext:apply-style-name="Good" calcext:value="=&quot;----------&gt;&quot;" calcext:base-cell-address="'Beispiel Auto'.B24"/>
          </calcext:conditional-format>
          <calcext:conditional-format calcext:target-range-address="'Beispiel Auto'.B24:'Beispiel Auto'.B28 'Beispiel Auto'.D24:'Beispiel Auto'.G28">
            <calcext:condition calcext:apply-style-name="Good" calcext:value="formula-is([.G24]=1)" calcext:base-cell-address="'Beispiel Auto'.B24"/>
          </calcext:conditional-format>
          <calcext:conditional-format calcext:target-range-address="'Beispiel Auto'.D21:'Beispiel Auto'.D21">
            <calcext:condition calcext:apply-style-name="Error" calcext:value="!=100%" calcext:base-cell-address="'Beispiel Auto'.D21"/>
          </calcext:conditional-format>
        </calcext:conditional-formats>
      </table:table>
      <table:table table:name="Listen" table:style-name="ta1">
        <office:forms form:automatic-focus="false" form:apply-design-mode="false"/>
        <table:table-column table:style-name="co14" table:default-cell-style-name="ce49"/>
        <table:table-column table:style-name="co8" table:number-columns-repeated="16383" table:default-cell-style-name="ce49"/>
        <table:table-row table:style-name="ro1">
          <table:table-cell office:value-type="string" calcext:value-type="string">
            <text:p>Werte Erfüllung: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38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38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638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638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638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638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638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638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638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638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638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638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38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38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638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638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38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638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638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638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638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638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638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638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638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38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638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638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638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638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638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638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638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638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638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638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638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38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638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638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38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638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638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38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638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638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38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638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638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38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638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638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38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638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638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38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638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638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38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638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638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38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38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638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38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638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638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38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383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ErfuellungWerte" table:base-cell-address="$Listen.$A$2" table:cell-range-address="$Listen.$A$2:.$A$102"/>
      </table:named-expressions>
      <table:database-ranges>
        <table:database-range table:name="__Anonymous_Sheet_DB__0" table:target-range-address="'Leere Tabelle'.A4:'Leere Tabelle'.S21" table:contains-header="false"/>
        <table:database-range table:name="__Anonymous_Sheet_DB__1" table:target-range-address="'Beispiel Betriebssystem'.A4:'Beispiel Betriebssystem'.S21" table:contains-header="false"/>
        <table:database-range table:name="__Anonymous_Sheet_DB__2" table:target-range-address="'Beispiel Auto'.A4:'Beispiel Auto'.S2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number:min-decimal-places="1" number:min-integer-digits="1"/>
      <number:text> %</number:text>
    </number:percentage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 Johnen</meta:initial-creator>
    <meta:creation-date>2022-10-06T09:06:25.676539500</meta:creation-date>
    <dc:date>2022-10-06T20:43:36.339177132</dc:date>
    <dc:creator>Robert Johnen</dc:creator>
    <meta:editing-duration>PT38M53S</meta:editing-duration>
    <meta:editing-cycles>11</meta:editing-cycles>
    <meta:generator>LibreOffice/7.4.1.2$Linux_X86_64 LibreOffice_project/40$Build-2</meta:generator>
    <meta:document-statistic meta:table-count="4" meta:cell-count="792" meta:object-count="0"/>
  </office:meta>
</office:document-meta>
</file>